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4">
      <style:drawing-page-properties draw:fill="bitmap" draw:fill-image-name="a443" style:repeat="repeat" draw:fill-image-width="0.02084in" draw:fill-image-height="0.02084in" draw:fill-image-ref-point="top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6">
      <style:graphic-properties draw:fill="none" draw:stroke="none"/>
    </style:style>
    <style:style style:family="paragraph" style:name="a410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8">
      <style:drawing-page-properties draw:fill="bitmap" draw:fill-image-name="a447" style:repeat="repeat" draw:fill-image-width="0.02084in" draw:fill-image-height="0.02084in" draw:fill-image-ref-point="top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50" style:parent-style-name="Graphics">
      <style:graphic-properties draw:fill="none" draw:stroke="none"/>
    </style:style>
    <style:style style:family="presentation" style:name="a451">
      <style:graphic-properties draw:fill="none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repeat" draw:fill-image-width="0.02084in" draw:fill-image-height="0.02084in" draw:fill-image-ref-point="top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e7eacb" style:text-line-through-type="none" style:text-line-through-style="none" style:text-line-through-width="auto" style:text-line-through-color="font-color" style:text-position="0% 100%" fo:font-family="Rockwell" fo:font-size="0.63889in" style:font-size-asian="0.63889in" style:font-size-complex="0.63889in" fo:letter-spacing="0in" fo:language="fr" fo:country="FR" fo:font-style="normal" style:font-style-asian="normal" style:font-style-complex="normal" fo:text-shadow="0in 0.027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.0597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 style:parent-style-name="Graphics">
      <style:graphic-properties draw:fill="none" draw:stroke="non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5">
      <style:drawing-page-properties draw:fill="bitmap" draw:fill-image-name="a424" style:repeat="repeat" draw:fill-image-width="0.02084in" draw:fill-image-height="0.02084in" draw:fill-image-ref-point="top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8">
      <style:drawing-page-properties draw:fill="bitmap" draw:fill-image-name="a397" style:repeat="repeat" draw:fill-image-width="0.02084in" draw:fill-image-height="0.02084in" draw:fill-image-ref-point="top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e7eacb" style:text-line-through-type="none" style:text-line-through-style="none" style:text-line-through-width="auto" style:text-line-through-color="font-color" style:text-position="0% 100%" fo:font-family="Rockwell" fo:font-size="0.63889in" style:font-size-asian="0.63889in" style:font-size-complex="0.63889in" fo:letter-spacing="0in" fo:language="fr" fo:country="FR" fo:font-style="normal" style:font-style-asian="normal" style:font-style-complex="normal" fo:text-shadow="0in 0.027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0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100%" fo:text-align="center" style:tab-stop-distance="1in" fo:margin-left="0.0597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draw:fill="none" draw:stroke="non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 style:parent-style-name="Graphics">
      <style:graphic-properties draw:fill="none" draw:stroke="non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5">
      <style:drawing-page-properties draw:fill="bitmap" draw:fill-image-name="a434" style:repeat="repeat" draw:fill-image-width="0.02084in" draw:fill-image-height="0.02084in" draw:fill-image-ref-point="top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graphic" style:name="a438" style:parent-style-name="Graphics">
      <style:graphic-properties draw:fill="none" draw:stroke="none"/>
    </style:style>
    <style:style style:family="graphic" style:name="a400" style:parent-style-name="Graphics">
      <style:graphic-properties draw:fill="none" draw:stroke="non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draw:stroke="non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6">
      <style:drawing-page-properties draw:fill="bitmap" draw:fill-image-name="a405" style:repeat="repeat" draw:fill-image-width="0.02084in" draw:fill-image-height="0.02084in" draw:fill-image-ref-point="top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5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text:list-style style:name="a477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text:list-style style:name="a471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text:list-style style:name="a414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text:list-style style:name="a468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text:list-style style:name="a462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text:list-style style:name="a474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text:list-style style:name="a411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text:list-style style:name="a418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</office:automatic-styles>
  <office:body>
    <office:presentation>
      <draw:page draw:name="Slide1" draw:style-name="a398" draw:master-page-name="Master1-Layout1-title-Title-Slide" presentation:presentation-page-layout-name="Master1-PPL1" draw:id="Slide-256">
        <draw:frame draw:id="id72" presentation:style-name="a399" draw:name="Title 1" svg:x="0.50769in" svg:y="0.41667in" svg:width="9in" svg:height="2.41667in" presentation:class="title" presentation:placeholder="true">
          <draw:text-box/>
          <svg:title/>
          <svg:desc/>
        </draw:frame>
        <draw:frame draw:id="id73" draw:style-name="a400" draw:name="Image 4" svg:x="2.61034in" svg:y="0.45158in" svg:width="4.77932in" svg:height="2.35301in" style:rel-width="scale" style:rel-height="scale">
          <draw:image xlink:href="media/image1.jpeg" xlink:type="simple" xlink:show="embed" xlink:actuate="onLoad"/>
          <svg:title/>
          <svg:desc/>
        </draw:frame>
        <draw:frame draw:id="id74" draw:style-name="a401" draw:name="Image 6" svg:x="1.49383in" svg:y="3.26694in" svg:width="7.02778in" svg:height="3.48156in" style:rel-width="scale" style:rel-height="scale">
          <draw:image xlink:href="media/image2.jpeg" xlink:type="simple" xlink:show="embed" xlink:actuate="onLoad"/>
          <svg:title/>
          <svg:desc>Une image contenant texte, journal, intérieur

Description générée avec un niveau de confiance élevé</svg:desc>
        </draw:frame>
        <draw:frame draw:id="id76" draw:style-name="a404" draw:name="ZoneTexte 6" svg:x="8.31043in" svg:y="7.09597in" svg:width="3in" svg:height="0.40391in">
          <draw:text-box>
            <text:p text:style-name="a403" text:class-names="" text:cond-style-name="" text:id="id75"><text:span text:style-name="a402" text:class-names="">1</text:span></text:p>
          </draw:text-box>
          <svg:title/>
          <svg:desc/>
        </draw:frame>
      </draw:page>
      <draw:page draw:name="Slide2" draw:style-name="a406" draw:master-page-name="Master1-Layout2-obj-Title-and-Content" presentation:presentation-page-layout-name="Master1-PPL2" draw:id="Slide-257">
        <draw:frame draw:id="id77" presentation:style-name="a407" draw:name="Titre 1" svg:x="0.5in" svg:y="0.27727in" svg:width="9in" svg:height="1.25in" presentation:class="title" presentation:placeholder="true">
          <draw:text-box/>
          <svg:title/>
          <svg:desc/>
        </draw:frame>
        <draw:frame draw:id="id78" presentation:style-name="a419" draw:name="Espace réservé du contenu 2" svg:x="0.5in" svg:y="1.80035in" svg:width="9in" svg:height="4.95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8" text:class-names="">Netflix</text:span><text:span text:style-name="a409" text:class-names=""> est une entreprise américaine proposant des films et séries télévisées en flux continu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5" text:class-names="">Amazon S3 (Amazon Simple Storage Service)</text:span><text:span text:style-name="a416" text:class-names=""/></text:p>
              </text:list-item>
            </text:list>
          </draw:text-box>
          <svg:title/>
          <svg:desc/>
        </draw:frame>
        <draw:frame draw:id="id79" draw:style-name="a420" draw:name="Image 6" svg:x="3.51543in" svg:y="0.27552in" svg:width="3in" svg:height="1.25451in" style:rel-width="scale" style:rel-height="scale">
          <draw:image xlink:href="media/image3.png" xlink:type="simple" xlink:show="embed" xlink:actuate="onLoad"/>
          <svg:title/>
          <svg:desc>Une image contenant clipart

Description générée avec un niveau de confiance très élevé</svg:desc>
        </draw:frame>
        <draw:frame draw:id="id80" draw:style-name="a423" draw:name="ZoneTexte 3" svg:x="8.31043in" svg:y="7.09597in" svg:width="3in" svg:height="0.40391in">
          <draw:text-box>
            <text:p text:style-name="a422" text:class-names="" text:cond-style-name=""><text:span text:style-name="a421" text:class-names="">2</text:span></text:p>
          </draw:text-box>
          <svg:title/>
          <svg:desc/>
        </draw:frame>
      </draw:page>
      <draw:page draw:name="Slide3" draw:style-name="a425" draw:master-page-name="Master1-Layout2-obj-Title-and-Content" presentation:presentation-page-layout-name="Master1-PPL2" draw:id="Slide-258">
        <draw:frame draw:id="id81" presentation:style-name="a428" draw:name="Titre 1" svg:x="0.5in" svg:y="0.27727in" svg:width="9in" svg:height="1.25in" presentation:class="title" presentation:placeholder="false">
          <draw:text-box>
            <text:p text:style-name="a427" text:class-names="" text:cond-style-name=""><text:span text:style-name="a426" text:class-names="">Stats</text:span></text:p>
          </draw:text-box>
          <svg:title/>
          <svg:desc/>
        </draw:frame>
        <draw:frame draw:id="id82" presentation:style-name="a429" draw:name="Image 4" svg:x="0.5in" svg:y="1.82054in" svg:width="8.98815in" svg:height="1.4025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3" draw:style-name="a430" draw:name="Image 6" svg:x="0.33649in" svg:y="3.22318in" svg:width="9.32701in" svg:height="3.51809in" style:rel-width="scale" style:rel-height="scale">
          <draw:image xlink:href="media/image5.png" xlink:type="simple" xlink:show="embed" xlink:actuate="onLoad"/>
          <svg:title/>
          <svg:desc>Une image contenant capture d’écran

Description générée avec un niveau de confiance très élevé</svg:desc>
        </draw:frame>
        <draw:frame draw:id="id84" draw:style-name="a433" draw:name="ZoneTexte 2" svg:x="8.31043in" svg:y="7.09597in" svg:width="3in" svg:height="0.40391in">
          <draw:text-box>
            <text:p text:style-name="a432" text:class-names="" text:cond-style-name=""><text:span text:style-name="a431" text:class-names="">3</text:span></text:p>
          </draw:text-box>
          <svg:title/>
          <svg:desc/>
        </draw:frame>
      </draw:page>
      <draw:page draw:name="Slide4" draw:style-name="a435" draw:master-page-name="Master1-Layout2-obj-Title-and-Content" presentation:presentation-page-layout-name="Master1-PPL2" draw:id="Slide-259">
        <draw:frame draw:id="id85" presentation:style-name="a436" draw:name="Titre 1" svg:x="0.5in" svg:y="0.27727in" svg:width="9in" svg:height="1.25in" presentation:class="title" presentation:placeholder="true">
          <draw:text-box/>
          <svg:title/>
          <svg:desc/>
        </draw:frame>
        <draw:frame draw:id="id86" presentation:style-name="a437" draw:name="Image 4" svg:x="0.5in" svg:y="0.44169in" svg:width="9in" svg:height="3.89955in" style:rel-width="scale" style:rel-height="scale" presentation:class="graphic" presentation:placeholder="false">
          <draw:image xlink:href="media/image6.png" xlink:type="simple" xlink:show="embed" xlink:actuate="onLoad"/>
          <svg:title/>
          <svg:desc>Une image contenant texte, carte

Description générée avec un niveau de confiance très élevé</svg:desc>
        </draw:frame>
        <draw:frame draw:id="id87" draw:style-name="a438" draw:name="Image 6" svg:x="0.50216in" svg:y="4.33536in" svg:width="8.99567in" svg:height="2.75785in" style:rel-width="scale" style:rel-height="scale">
          <draw:image xlink:href="media/image7.png" xlink:type="simple" xlink:show="embed" xlink:actuate="onLoad"/>
          <svg:title/>
          <svg:desc>Une image contenant capture d’écran

Description générée avec un niveau de confiance très élevé</svg:desc>
        </draw:frame>
        <draw:frame draw:id="id88" draw:style-name="a442" draw:name="ZoneTexte 2" svg:x="8.31043in" svg:y="7.09597in" svg:width="3in" svg:height="0.40391in">
          <draw:text-box>
            <text:p text:style-name="a441" text:class-names="" text:cond-style-name=""><text:span text:style-name="a439" text:class-names="">4</text:span><text:span text:style-name="a440" text:class-names=""/></text:p>
          </draw:text-box>
          <svg:title/>
          <svg:desc/>
        </draw:frame>
      </draw:page>
      <draw:page draw:name="Slide5" draw:style-name="a444" draw:master-page-name="Master1-Layout2-obj-Title-and-Content" presentation:presentation-page-layout-name="Master1-PPL2" draw:id="Slide-260">
        <draw:frame draw:id="id89" presentation:style-name="a445" draw:name="Titre 1" svg:x="0.5in" svg:y="0.27727in" svg:width="9in" svg:height="1.25in" presentation:class="title" presentation:placeholder="true">
          <draw:text-box/>
          <svg:title/>
          <svg:desc/>
        </draw:frame>
        <draw:frame draw:id="id90" presentation:style-name="a446" draw:name="Image 4" svg:x="0.49706in" svg:y="0.67481in" svg:width="9.00587in" svg:height="6.20541in" style:rel-width="scale" style:rel-height="scale" presentation:class="graphic" presentation:placeholder="false">
          <draw:image xlink:href="media/image8.png" xlink:type="simple" xlink:show="embed" xlink:actuate="onLoad"/>
          <svg:title/>
          <svg:desc>Une image contenant texte

Description générée avec un niveau de confiance très élevé</svg:desc>
        </draw:frame>
      </draw:page>
      <draw:page draw:name="Slide6" draw:style-name="a448" draw:master-page-name="Master1-Layout2-obj-Title-and-Content" presentation:presentation-page-layout-name="Master1-PPL2" draw:id="Slide-261">
        <draw:frame draw:id="id91" presentation:style-name="a449" draw:name="Titre 1" svg:x="0.5in" svg:y="0.27727in" svg:width="9in" svg:height="1.25in" presentation:class="title" presentation:placeholder="true">
          <draw:text-box/>
          <svg:title/>
          <svg:desc/>
        </draw:frame>
        <draw:frame draw:id="id92" draw:style-name="a450" draw:name="Image 6" svg:x="1.89827in" svg:y="3.99771in" svg:width="6.00866in" svg:height="3.19505in" style:rel-width="scale" style:rel-height="scale">
          <draw:image xlink:href="media/image9.png" xlink:type="simple" xlink:show="embed" xlink:actuate="onLoad"/>
          <svg:title/>
          <svg:desc>Une image contenant capture d’écran

Description générée avec un niveau de confiance très élevé</svg:desc>
        </draw:frame>
        <draw:frame draw:id="id93" presentation:style-name="a451" draw:name="Image 10" svg:x="2.19099in" svg:y="0.19861in" svg:width="5.42322in" svg:height="3.79199in" style:rel-width="scale" style:rel-height="scale" presentation:class="graphic" presentation:placeholder="false">
          <draw:image xlink:href="media/image10.png" xlink:type="simple" xlink:show="embed" xlink:actuate="onLoad"/>
          <svg:title/>
          <svg:desc>Une image contenant texte

Description générée avec un niveau de confiance élevé</svg:desc>
        </draw:frame>
        <draw:frame draw:id="id94" draw:style-name="a454" draw:name="ZoneTexte 2" svg:x="8.31043in" svg:y="7.09597in" svg:width="3in" svg:height="0.40391in">
          <draw:text-box>
            <text:p text:style-name="a453" text:class-names="" text:cond-style-name=""><text:span text:style-name="a452" text:class-names="">5</text:span></text:p>
          </draw:text-box>
          <svg:title/>
          <svg:desc/>
        </draw:frame>
      </draw:page>
      <draw:page draw:name="Slide7" draw:style-name="a456" draw:master-page-name="Master1-Layout2-obj-Title-and-Content" presentation:presentation-page-layout-name="Master1-PPL2" draw:id="Slide-262">
        <draw:frame draw:id="id95" presentation:style-name="a459" draw:name="Titre 1" svg:x="0.5in" svg:y="0.27727in" svg:width="9in" svg:height="1.25in" presentation:class="title" presentation:placeholder="false">
          <draw:text-box>
            <text:p text:style-name="a458" text:class-names="" text:cond-style-name=""><text:span text:style-name="a457" text:class-names="">Sources</text:span></text:p>
          </draw:text-box>
          <svg:title/>
          <svg:desc/>
        </draw:frame>
        <draw:frame draw:id="id96" presentation:style-name="a478" draw:name="Espace réservé du contenu 2" svg:x="0.5in" svg:y="1.80035in" svg:width="9in" svg:height="4.95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a xlink:href="https://www.netflix.com/" text:style-name="" text:visited-style-name="">https://www.netflix.com/</text:a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a xlink:href="https://www.similarweb.com/fr" text:style-name="" text:visited-style-name="">https://www.similarweb.com/fr</text:a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https://o7planning.org/fr/11717/introduction-de-netflix-et-ses-technologies-des-clouds</text:span></text:p>
              </text:list-item>
            </text:list>
          </draw:text-box>
          <svg:title/>
          <svg:desc/>
        </draw:frame>
        <draw:frame draw:id="id97" draw:style-name="a481" draw:name="ZoneTexte 4" svg:x="8.31043in" svg:y="7.09597in" svg:width="3in" svg:height="0.40391in">
          <draw:text-box>
            <text:p text:style-name="a480" text:class-names="" text:cond-style-name=""><text:span text:style-name="a479" text:class-names="">6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0769in" svg:y="0.41667in" svg:width="9in" svg:height="2.41667in"/>
      <presentation:placeholder presentation:object="subtitle" svg:x="2.33333in" svg:y="3.08333in" svg:width="7.17436in" svg:height="1.91667in"/>
      <presentation:placeholder presentation:object="date-time" svg:x="6.08333in" svg:y="7.11833in" svg:width="3.28333in" svg:height="0.3in"/>
      <presentation:placeholder presentation:object="page-number" svg:x="9.44767in" svg:y="7.11833in" svg:width="0.50775in" svg:height="0.3in"/>
      <presentation:placeholder presentation:object="footer" svg:x="1.75in" svg:y="7.11833in" svg:width="4.27325in" svg:height="0.3in"/>
    </style:presentation-page-layout>
    <style:presentation-page-layout style:name="Master1-PPL2" style:display-name="Title and Content">
      <presentation:placeholder presentation:object="title" svg:x="0.5in" svg:y="0.27727in" svg:width="9in" svg:height="1.25in"/>
      <presentation:placeholder presentation:object="object" svg:x="0.5in" svg:y="1.80035in" svg:width="9in" svg:height="4.95in"/>
      <presentation:placeholder presentation:object="date-time" svg:x="6.08333in" svg:y="7in" svg:width="3.28333in" svg:height="0.3in"/>
      <presentation:placeholder presentation:object="footer" svg:x="1.41667in" svg:y="7in" svg:width="4.60659in" svg:height="0.3in"/>
      <presentation:placeholder presentation:object="page-number" svg:x="9.44767in" svg:y="7.12442in" svg:width="0.50775in" svg:height="0.3in"/>
    </style:presentation-page-layout>
    <style:presentation-page-layout style:name="Master1-PPL3" style:display-name="Section Header">
      <presentation:placeholder presentation:object="title" svg:x="0.79in" svg:y="0.54487in" svg:width="8.5in" svg:height="2.98667in"/>
      <presentation:placeholder presentation:object="outline" svg:x="0.78993in" svg:y="3.59549in" svg:width="8.5in" svg:height="1.65104in"/>
      <presentation:placeholder presentation:object="date-time" svg:x="6.08333in" svg:y="7.12344in" svg:width="3.28333in" svg:height="0.3in"/>
      <presentation:placeholder presentation:object="page-number" svg:x="9.44767in" svg:y="7.12344in" svg:width="0.50775in" svg:height="0.3in"/>
      <presentation:placeholder presentation:object="footer" svg:x="1.75in" svg:y="7.12344in" svg:width="4.27325in" svg:height="0.3in"/>
    </style:presentation-page-layout>
    <style:presentation-page-layout style:name="Master1-PPL4" style:display-name="Two Content">
      <presentation:placeholder presentation:object="title" svg:x="0.5in" svg:y="0.27727in" svg:width="9in" svg:height="1.25in"/>
      <presentation:placeholder presentation:object="object" svg:x="0.5in" svg:y="1.8in" svg:width="4.41667in" svg:height="4.95in"/>
      <presentation:placeholder presentation:object="object" svg:x="5.08333in" svg:y="1.8in" svg:width="4.41667in" svg:height="4.95in"/>
      <presentation:placeholder presentation:object="date-time" svg:x="6.08333in" svg:y="7in" svg:width="3.28333in" svg:height="0.3in"/>
      <presentation:placeholder presentation:object="footer" svg:x="1.41667in" svg:y="7in" svg:width="4.60659in" svg:height="0.3in"/>
      <presentation:placeholder presentation:object="page-number" svg:x="9.45in" svg:y="7.12442in" svg:width="0.50775in" svg:height="0.3in"/>
    </style:presentation-page-layout>
    <style:presentation-page-layout style:name="Master1-PPL5" style:display-name="Comparison">
      <presentation:placeholder presentation:object="title" svg:x="0.5in" svg:y="0.27553in" svg:width="9in" svg:height="1.25in"/>
      <presentation:placeholder presentation:object="outline" svg:x="0.5in" svg:y="1.67882in" svg:width="4.4184in" svg:height="0.69965in"/>
      <presentation:placeholder presentation:object="outline" svg:x="5.07986in" svg:y="1.67882in" svg:width="4.42014in" svg:height="0.69965in"/>
      <presentation:placeholder presentation:object="object" svg:x="0.5in" svg:y="2.58333in" svg:width="4.4184in" svg:height="4.31076in"/>
      <presentation:placeholder presentation:object="object" svg:x="5.07986in" svg:y="2.58333in" svg:width="4.42014in" svg:height="4.31076in"/>
      <presentation:placeholder presentation:object="date-time" svg:x="6.08333in" svg:y="7in" svg:width="3.28333in" svg:height="0.3in"/>
      <presentation:placeholder presentation:object="footer" svg:x="1.41667in" svg:y="7in" svg:width="4.60659in" svg:height="0.3in"/>
      <presentation:placeholder presentation:object="page-number" svg:x="9.45in" svg:y="7.12442in" svg:width="0.50775in" svg:height="0.3in"/>
    </style:presentation-page-layout>
    <style:presentation-page-layout style:name="Master1-PPL6" style:display-name="Title Only">
      <presentation:placeholder presentation:object="title" svg:x="0.5in" svg:y="0.27692in" svg:width="9in" svg:height="1.25in"/>
      <presentation:placeholder presentation:object="date-time" svg:x="6.08333in" svg:y="7in" svg:width="3.28333in" svg:height="0.3in"/>
      <presentation:placeholder presentation:object="footer" svg:x="1.41667in" svg:y="7in" svg:width="4.60659in" svg:height="0.3in"/>
      <presentation:placeholder presentation:object="page-number" svg:x="9.44767in" svg:y="7.12442in" svg:width="0.50775in" svg:height="0.3in"/>
    </style:presentation-page-layout>
    <style:presentation-page-layout style:name="Master1-PPL7" style:display-name="Blank">
      <presentation:placeholder presentation:object="date-time" svg:x="6.08333in" svg:y="7in" svg:width="3.28333in" svg:height="0.3in"/>
      <presentation:placeholder presentation:object="footer" svg:x="1.41667in" svg:y="7in" svg:width="4.60659in" svg:height="0.3in"/>
      <presentation:placeholder presentation:object="page-number" svg:x="9.44767in" svg:y="7.12442in" svg:width="0.50775in" svg:height="0.3in"/>
    </style:presentation-page-layout>
    <style:presentation-page-layout style:name="Master1-PPL8" style:display-name="Content with Caption">
      <presentation:placeholder presentation:object="title" svg:x="5.42775in" svg:y="0.33333in" svg:width="4.3in" svg:height="0.83333in"/>
      <presentation:placeholder presentation:object="outline" svg:x="5.42775in" svg:y="1.21124in" svg:width="4.3in" svg:height="1.16667in"/>
      <presentation:placeholder presentation:object="object" svg:x="0.25in" svg:y="2.41667in" svg:width="9.47775in" svg:height="4.35in"/>
      <presentation:placeholder presentation:object="date-time" svg:x="6.08333in" svg:y="7.12344in" svg:width="3.28333in" svg:height="0.3in"/>
      <presentation:placeholder presentation:object="page-number" svg:x="9.44767in" svg:y="7.12344in" svg:width="0.50775in" svg:height="0.3in"/>
      <presentation:placeholder presentation:object="footer" svg:x="1.75in" svg:y="7.12344in" svg:width="4.27325in" svg:height="0.3in"/>
    </style:presentation-page-layout>
    <style:presentation-page-layout style:name="Master1-PPL9" style:display-name="Picture with Caption">
      <presentation:placeholder presentation:object="title" svg:x="3.32507in" svg:y="5.16667in" svg:width="6in" svg:height="0.72675in"/>
      <presentation:placeholder presentation:object="outline" svg:x="3.32507in" svg:y="5.89341in" svg:width="6in" svg:height="0.99765in"/>
      <presentation:placeholder presentation:object="graphic" svg:x="0.33333in" svg:y="0.27325in" svg:width="9.33333in" svg:height="4.75in"/>
      <presentation:placeholder presentation:object="date-time" svg:x="6.08333in" svg:y="7.11833in" svg:width="3.28333in" svg:height="0.3in"/>
      <presentation:placeholder presentation:object="page-number" svg:x="9.44767in" svg:y="7.11833in" svg:width="0.50775in" svg:height="0.3in"/>
      <presentation:placeholder presentation:object="footer" svg:x="1.75in" svg:y="7.11833in" svg:width="4.27325in" svg:height="0.3in"/>
    </style:presentation-page-layout>
    <style:presentation-page-layout style:name="Master1-PPL10" style:display-name="Title and Vertical Text">
      <presentation:placeholder presentation:object="title" svg:x="0.5in" svg:y="0.27727in" svg:width="9in" svg:height="1.25in"/>
      <presentation:placeholder presentation:object="outline" svg:x="0.5in" svg:y="1.80035in" svg:width="9in" svg:height="4.95in"/>
      <presentation:placeholder presentation:object="date-time" svg:x="6.08333in" svg:y="7in" svg:width="3.28333in" svg:height="0.3in"/>
      <presentation:placeholder presentation:object="footer" svg:x="1.41667in" svg:y="7in" svg:width="4.60659in" svg:height="0.3in"/>
      <presentation:placeholder presentation:object="page-number" svg:x="9.44767in" svg:y="7.12442in" svg:width="0.50775in" svg:height="0.3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6.08333in" svg:y="7in" svg:width="3.28333in" svg:height="0.3in"/>
      <presentation:placeholder presentation:object="footer" svg:x="1.41667in" svg:y="7in" svg:width="4.60659in" svg:height="0.3in"/>
      <presentation:placeholder presentation:object="page-number" svg:x="9.44767in" svg:y="7.12442in" svg:width="0.50775in" svg:height="0.3in"/>
    </style:presentation-page-layout>
    <style:style style:family="graphic" style:name="Graphics"/>
    <style:default-style style:family="graphic">
      <style:graphic-properties draw:fill="solid" draw:fill-color="#72a376" draw:opacity="100%" draw:stroke="solid" svg:stroke-width="0.04167in" svg:stroke-color="#527755" svg:stroke-opacity="100%" svg:stroke-linecap="butt"/>
    </style:default-style>
    <draw:fill-image draw:name="a455" xlink:href="media/image11.png" xlink:show="embed" xlink:actuate="onLoad"/>
    <draw:fill-image draw:name="a118" xlink:href="media/image11.png" xlink:show="embed" xlink:actuate="onLoad"/>
    <draw:fill-image draw:name="a331" xlink:href="media/image11.png" xlink:show="embed" xlink:actuate="onLoad"/>
    <draw:fill-image draw:name="a405" xlink:href="media/image11.png" xlink:show="embed" xlink:actuate="onLoad"/>
    <draw:fill-image draw:name="a443" xlink:href="media/image11.png" xlink:show="embed" xlink:actuate="onLoad"/>
    <draw:fill-image draw:name="a447" xlink:href="media/image11.png" xlink:show="embed" xlink:actuate="onLoad"/>
    <draw:fill-image draw:name="a253" xlink:href="media/image11.png" xlink:show="embed" xlink:actuate="onLoad"/>
    <draw:fill-image draw:name="a364" xlink:href="media/image11.png" xlink:show="embed" xlink:actuate="onLoad"/>
    <draw:fill-image draw:name="a170" xlink:href="media/image11.png" xlink:show="embed" xlink:actuate="onLoad"/>
    <draw:fill-image draw:name="a434" xlink:href="media/image11.png" xlink:show="embed" xlink:actuate="onLoad"/>
    <draw:fill-image draw:name="a0" xlink:href="media/image11.png" xlink:show="embed" xlink:actuate="onLoad"/>
    <draw:fill-image draw:name="a59" xlink:href="media/image11.png" xlink:show="embed" xlink:actuate="onLoad"/>
    <draw:fill-image draw:name="a424" xlink:href="media/image11.png" xlink:show="embed" xlink:actuate="onLoad"/>
    <draw:fill-image draw:name="a233" xlink:href="media/image11.png" xlink:show="embed" xlink:actuate="onLoad"/>
    <draw:fill-image draw:name="a397" xlink:href="media/image11.png" xlink:show="embed" xlink:actuate="onLoad"/>
    <draw:fill-image draw:name="a306" xlink:href="media/image11.png" xlink:show="embed" xlink:actuate="onLoad"/>
    <draw:fill-image draw:name="a36" xlink:href="media/image11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676a55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right" style:tab-stop-distance="1in" fo:margin-left="0.0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72a376" draw:opacity="100%" draw:stroke="none" draw:shadow="visible" draw:shadow-offset-x="0in" draw:shadow-offset-y="0.01411in" draw:shadow-color="#000000" draw:shadow-opacity="75%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69bf70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0in" fo:language="en" fo:country="US" fo:font-style="normal" style:font-style-asian="normal" style:font-style-complex="normal" fo:text-shadow="0in 0.027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.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.9in" fo:margin-right="0in" fo:text-indent="-0.2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.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3">
      <style:paragraph-properties fo:line-height="100%" fo:text-align="left" style:tab-stop-distance="1in" fo:margin-left="0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9in" fo:margin-right="0in" fo:text-indent="-0.2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9in" fo:margin-right="0in" fo:text-indent="-0.2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bitmap" draw:fill-image-name="a364" style:repeat="repeat" draw:fill-image-width="0.02084in" draw:fill-image-height="0.02084in" draw:fill-image-ref-point="top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e7eacb" style:text-line-through-type="none" style:text-line-through-style="none" style:text-line-through-width="auto" style:text-line-through-color="font-color" style:text-position="0% 100%" fo:font-family="Rockwell" fo:font-size="0.63889in" style:font-size-asian="0.63889in" style:font-size-complex="0.63889in" fo:letter-spacing="0in" fo:language="en" fo:country="US" fo:font-style="normal" style:font-style-asian="normal" style:font-style-complex="normal" fo:text-shadow="0in 0.027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0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3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9in" fo:margin-right="0in" fo:text-indent="-0.2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bitmap" draw:fill-image-name="a233" style:repeat="repeat" draw:fill-image-width="0.02084in" draw:fill-image-height="0.02084in" draw:fill-image-ref-point="top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e7eacb" style:text-line-through-type="none" style:text-line-through-style="none" style:text-line-through-width="auto" style:text-line-through-color="font-color" style:text-position="0% 100%" fo:font-family="Rockwell" fo:font-size="0.63889in" style:font-size-asian="0.63889in" style:font-size-complex="0.63889in" fo:letter-spacing="0in" fo:language="en" fo:country="US" fo:font-style="normal" style:font-style-asian="normal" style:font-style-complex="normal" fo:text-shadow="0in 0.027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.0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e7eacb" style:text-line-through-type="none" style:text-line-through-style="none" style:text-line-through-width="auto" style:text-line-through-color="font-color" style:text-position="0% 100%" fo:font-family="Rockwell" fo:font-size="0.63889in" style:font-size-asian="0.63889in" style:font-size-complex="0.63889in" fo:letter-spacing="0in" fo:language="en" fo:country="US" fo:font-style="normal" style:font-style-asian="normal" style:font-style-complex="normal" fo:text-shadow="0in 0.027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right" style:tab-stop-distance="1in" fo:margin-left="0.0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5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.0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.9in" fo:margin-right="0in" fo:text-indent="-0.2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solid" draw:fill-color="#72a376" draw:opacity="100%" draw:stroke="none" draw:shadow="visible" draw:shadow-offset-x="0in" draw:shadow-offset-y="0.01411in" draw:shadow-color="#000000" draw:shadow-opacity="75%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bitmap" draw:fill-image-name="a253" style:repeat="repeat" draw:fill-image-width="0.02084in" draw:fill-image-height="0.02084in" draw:fill-image-ref-point="top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">
      <style:drawing-page-properties draw:fill="bitmap" draw:fill-image-name="a118" style:repeat="repeat" draw:fill-image-width="0.02084in" draw:fill-image-height="0.02084in" draw:fill-image-ref-point="top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7">
      <style:drawing-page-properties draw:fill="bitmap" draw:fill-image-name="a36" style:repeat="repeat" draw:fill-image-width="0.02084in" draw:fill-image-height="0.02084in" draw:fill-image-ref-point="top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e7eacb" style:text-line-through-type="none" style:text-line-through-style="none" style:text-line-through-width="auto" style:text-line-through-color="font-color" style:text-position="0% 100%" fo:font-family="Rockwell" fo:font-size="0.63889in" style:font-size-asian="0.63889in" style:font-size-complex="0.63889in" fo:letter-spacing="0in" fo:language="en" fo:country="US" fo:font-style="normal" style:font-style-asian="normal" style:font-style-complex="normal" fo:text-shadow="0in 0.027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7">
      <style:drawing-page-properties draw:fill="solid" draw:fill-color="#676a55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21">
      <style:paragraph-properties fo:line-height="100%" fo:text-align="right" style:tab-stop-distance="1in" fo:margin-left="0.0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solid" draw:fill-color="#888a7a" draw:opacity="65%" draw:stroke="solid" svg:stroke-width="0.01203in" svg:stroke-color="#9da08f" svg:stroke-opacity="88%" svg:stroke-linecap="round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e7eacb" style:text-line-through-type="none" style:text-line-through-style="none" style:text-line-through-width="auto" style:text-line-through-color="font-color" style:text-position="0% 100%" fo:font-family="Rockwell" fo:font-size="0.66667in" style:font-size-asian="0.66667in" style:font-size-complex="0.66667in" fo:letter-spacing="0in" fo:language="en" fo:country="US" fo:font-style="normal" style:font-style-asian="normal" style:font-style-complex="normal" fo:text-shadow="0in 0.027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05in" fo:padding-right="0.2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05in" fo:padding-right="0.27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.05in" fo:padding-bottom="0.05in" fo:padding-left="0.1in" fo:padding-right="0.1in" draw:textarea-vertical-align="middle" draw:textarea-horizontal-align="center" draw:fill="solid" draw:fill-color="#72a376" draw:opacity="100%" draw:stroke="none" draw:shadow="visible" draw:shadow-offset-x="0in" draw:shadow-offset-y="0.01411in" draw:shadow-color="#000000" draw:shadow-opacity="75%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e7eacb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in 0.027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9in" fo:margin-right="0in" fo:text-indent="-0.2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.32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6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9in" fo:margin-right="0in" fo:text-indent="-0.2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1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">
      <style:drawing-page-properties draw:fill="bitmap" draw:fill-image-name="a59" style:repeat="repeat" draw:fill-image-width="0.02084in" draw:fill-image-height="0.02084in" draw:fill-image-ref-point="top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1in" fo:margin-left="0.9in" fo:margin-right="0in" fo:text-indent="-0.2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72a376" draw:opacity="100%" draw:stroke="none" draw:shadow="visible" draw:shadow-offset-x="0in" draw:shadow-offset-y="0.01411in" draw:shadow-color="#000000" draw:shadow-opacity="75%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e7eacb" style:text-line-through-type="none" style:text-line-through-style="none" style:text-line-through-width="auto" style:text-line-through-color="font-color" style:text-position="0% 100%" fo:font-family="Rockwell" fo:font-size="0.63889in" style:font-size-asian="0.63889in" style:font-size-complex="0.63889in" fo:letter-spacing="0in" fo:language="en" fo:country="US" fo:font-style="normal" style:font-style-asian="normal" style:font-style-complex="normal" fo:text-shadow="0in 0.027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7">
      <style:drawing-page-properties draw:fill="bitmap" draw:fill-image-name="a306" style:repeat="repeat" draw:fill-image-width="0.02084in" draw:fill-image-height="0.02084in" draw:fill-image-ref-point="top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.0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e7eacb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in 0.027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3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9in" fo:margin-right="0in" fo:text-indent="-0.2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solid" draw:fill-color="#888a7a" draw:opacity="65%" draw:stroke="solid" svg:stroke-width="0.01203in" svg:stroke-color="#9da08f" svg:stroke-opacity="88%" svg:stroke-linecap="round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solid" draw:fill-color="#72a376" draw:opacity="100%" draw:stroke="none" draw:shadow="visible" draw:shadow-offset-x="0in" draw:shadow-offset-y="0.01411in" draw:shadow-color="#000000" draw:shadow-opacity="75%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repeat" draw:fill-image-width="0.03472in" draw:fill-image-height="0.03472in" draw:fill-image-ref-point="top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888a7a" draw:opacity="65%" draw:stroke="solid" svg:stroke-width="0.01203in" svg:stroke-color="#9da08f" svg:stroke-opacity="88%" svg:stroke-linecap="round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b9bbb2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bitmap" draw:fill-image-name="a170" style:repeat="repeat" draw:fill-image-width="0.02084in" draw:fill-image-height="0.02084in" draw:fill-image-ref-point="top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2">
      <style:drawing-page-properties draw:fill="bitmap" draw:fill-image-name="a331" style:repeat="repeat" draw:fill-image-width="0.02084in" draw:fill-image-height="0.02084in" draw:fill-image-ref-point="top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e7eacb" style:text-line-through-type="none" style:text-line-through-style="none" style:text-line-through-width="auto" style:text-line-through-color="font-color" style:text-position="0% 100%" fo:font-family="Rockwell" fo:font-size="0.63889in" style:font-size-asian="0.63889in" style:font-size-complex="0.63889in" fo:letter-spacing="0in" fo:language="en" fo:country="US" fo:font-style="normal" style:font-style-asian="normal" style:font-style-complex="normal" fo:text-shadow="0in 0.027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.05in" fo:padding-bottom="0.05in" fo:padding-left="0.1in" fo:padding-right="0.1in" draw:textarea-vertical-align="bottom" draw:textarea-horizontal-align="center" draw:fill="solid" draw:fill-color="#72a376" draw:opacity="100%" draw:stroke="none" draw:shadow="visible" draw:shadow-offset-x="0in" draw:shadow-offset-y="0.01411in" draw:shadow-color="#000000" draw:shadow-opacity="75%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.0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dfe0d4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.05in" fo:padding-bottom="0.05in" fo:padding-left="0.1in" fo:padding-right="0.1in" draw:textarea-vertical-align="bottom" draw:textarea-horizontal-align="center" draw:fill="solid" draw:fill-color="#72a376" draw:opacity="100%" draw:stroke="none" draw:shadow="visible" draw:shadow-offset-x="0in" draw:shadow-offset-y="0.01411in" draw:shadow-color="#000000" draw:shadow-opacity="75%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.31944in" fo:margin-right="0in" fo:text-indent="-0.319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e7eacb" style:text-line-through-type="none" style:text-line-through-style="none" style:text-line-through-width="auto" style:text-line-through-color="font-color" style:text-position="0% 100%" fo:font-family="Rockwell" fo:font-size="0.63889in" style:font-size-asian="0.63889in" style:font-size-complex="0.63889in" fo:letter-spacing="0in" fo:language="en" fo:country="US" fo:font-style="normal" style:font-style-asian="normal" style:font-style-complex="normal" fo:text-shadow="0in 0.027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4">
      <text:list-level-style-bullet text:level="1" text:bullet-char="•">
        <style:list-level-properties text:space-before="0.06944in" text:min-label-width="0.25in"/>
        <style:text-properties fo:color="#b0ccb0" fo:font-size="90%"/>
      </text:list-level-style-bullet>
      <text:list-level-style-bullet text:level="2" text:bullet-char="•">
        <style:list-level-properties text:space-before="0.45in" text:min-label-width="0.25in"/>
        <style:text-properties fo:color="#b0ccb0" fo:font-size="90%"/>
      </text:list-level-style-bullet>
      <text:list-level-style-bullet text:level="3" text:bullet-char="•">
        <style:list-level-properties text:space-before="0.65in" text:min-label-width="0.25in"/>
        <style:text-properties fo:color="#b0ccb0" fo:font-size="90%"/>
      </text:list-level-style-bullet>
      <text:list-level-style-bullet text:level="4" text:bullet-char="•">
        <style:list-level-properties text:space-before="0.85in" text:min-label-width="0.25in"/>
        <style:text-properties fo:color="#b0ccb0" fo:font-size="90%"/>
      </text:list-level-style-bullet>
      <text:list-level-style-bullet text:level="5" text:bullet-char="•">
        <style:list-level-properties text:space-before="1.05in" text:min-label-width="0.25in"/>
        <style:text-properties fo:color="#b0ccb0" fo:font-size="90%"/>
      </text:list-level-style-bullet>
      <text:list-level-style-bullet text:level="6" text:bullet-char="•">
        <style:list-level-properties text:space-before="1.25in" text:min-label-width="0.25in"/>
        <style:text-properties fo:color="#b0ccb0" fo:font-size="90%"/>
      </text:list-level-style-bullet>
      <text:list-level-style-bullet text:level="7" text:bullet-char="•">
        <style:list-level-properties text:space-before="1.45in" text:min-label-width="0.25in"/>
        <style:text-properties fo:color="#b0ccb0" fo:font-size="90%"/>
      </text:list-level-style-bullet>
      <text:list-level-style-bullet text:level="8" text:bullet-char="•">
        <style:list-level-properties text:space-before="1.65in" text:min-label-width="0.25in"/>
        <style:text-properties fo:color="#b0ccb0" fo:font-size="90%"/>
      </text:list-level-style-bullet>
      <text:list-level-style-bullet text:level="9" text:bullet-char="•">
        <style:list-level-properties text:space-before="1.85in" text:min-label-width="0.25in"/>
        <style:text-properties fo:color="#b0ccb0" fo:font-size="90%"/>
      </text:list-level-style-bullet>
    </text:list-style>
    <text:list-style style:name="a147">
      <text:list-level-style-bullet text:level="1" text:bullet-char="">
        <style:list-level-properties text:space-before="0.10944in" text:min-label-width="0.21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49in" text:min-label-width="0.21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1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89in" text:min-label-width="0.21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09in" text:min-label-width="0.21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29in" text:min-label-width="0.21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49in" text:min-label-width="0.21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69in" text:min-label-width="0.21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89in" text:min-label-width="0.21in"/>
        <style:text-properties fo:color="#a8cdd7" fo:font-family="Wingdings 2" style:font-charset="x-symbol" fo:font-size="100%"/>
      </text:list-level-style-bullet>
    </text:list-style>
    <text:list-style style:name="a31">
      <text:list-level-style-bullet text:level="1" text:bullet-char="">
        <style:list-level-properties text:space-before="0.11944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191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in"/>
      </text:list-level-style-number>
      <text:list-level-style-number text:level="8" style:num-format="">
        <style:list-level-properties text:space-before="1.9in"/>
      </text:list-level-style-number>
      <text:list-level-style-number text:level="9" style:num-format="">
        <style:list-level-properties text:space-before="2.1in"/>
      </text:list-level-style-number>
    </text:list-style>
    <text:list-style style:name="a200">
      <text:list-level-style-bullet text:level="1" text:bullet-char="">
        <style:list-level-properties text:space-before="0.11944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34">
      <text:list-level-style-bullet text:level="1" text:bullet-char="">
        <style:list-level-properties text:space-before="0.11944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194">
      <text:list-level-style-bullet text:level="1" text:bullet-char="•">
        <style:list-level-properties text:space-before="0.06944in" text:min-label-width="0.25in"/>
        <style:text-properties fo:color="#b0ccb0" fo:font-size="90%"/>
      </text:list-level-style-bullet>
      <text:list-level-style-bullet text:level="2" text:bullet-char="•">
        <style:list-level-properties text:space-before="0.45in" text:min-label-width="0.25in"/>
        <style:text-properties fo:color="#b0ccb0" fo:font-size="90%"/>
      </text:list-level-style-bullet>
      <text:list-level-style-bullet text:level="3" text:bullet-char="•">
        <style:list-level-properties text:space-before="0.65in" text:min-label-width="0.25in"/>
        <style:text-properties fo:color="#b0ccb0" fo:font-size="90%"/>
      </text:list-level-style-bullet>
      <text:list-level-style-bullet text:level="4" text:bullet-char="•">
        <style:list-level-properties text:space-before="0.85in" text:min-label-width="0.25in"/>
        <style:text-properties fo:color="#b0ccb0" fo:font-size="90%"/>
      </text:list-level-style-bullet>
      <text:list-level-style-bullet text:level="5" text:bullet-char="•">
        <style:list-level-properties text:space-before="1.05in" text:min-label-width="0.25in"/>
        <style:text-properties fo:color="#b0ccb0" fo:font-size="90%"/>
      </text:list-level-style-bullet>
      <text:list-level-style-bullet text:level="6" text:bullet-char="•">
        <style:list-level-properties text:space-before="1.25in" text:min-label-width="0.25in"/>
        <style:text-properties fo:color="#b0ccb0" fo:font-size="90%"/>
      </text:list-level-style-bullet>
      <text:list-level-style-bullet text:level="7" text:bullet-char="•">
        <style:list-level-properties text:space-before="1.45in" text:min-label-width="0.25in"/>
        <style:text-properties fo:color="#b0ccb0" fo:font-size="90%"/>
      </text:list-level-style-bullet>
      <text:list-level-style-bullet text:level="8" text:bullet-char="•">
        <style:list-level-properties text:space-before="1.65in" text:min-label-width="0.25in"/>
        <style:text-properties fo:color="#b0ccb0" fo:font-size="90%"/>
      </text:list-level-style-bullet>
      <text:list-level-style-bullet text:level="9" text:bullet-char="•">
        <style:list-level-properties text:space-before="1.85in" text:min-label-width="0.25in"/>
        <style:text-properties fo:color="#b0ccb0" fo:font-size="90%"/>
      </text:list-level-style-bullet>
    </text:list-style>
    <text:list-style style:name="a203">
      <text:list-level-style-bullet text:level="1" text:bullet-char="">
        <style:list-level-properties text:space-before="0.11944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197">
      <text:list-level-style-bullet text:level="1" text:bullet-char="">
        <style:list-level-properties text:space-before="0.10944in" text:min-label-width="0.21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49in" text:min-label-width="0.21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1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89in" text:min-label-width="0.21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09in" text:min-label-width="0.21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29in" text:min-label-width="0.21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49in" text:min-label-width="0.21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69in" text:min-label-width="0.21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89in" text:min-label-width="0.21in"/>
        <style:text-properties fo:color="#a8cdd7" fo:font-family="Wingdings 2" style:font-charset="x-symbol" fo:font-size="100%"/>
      </text:list-level-style-bullet>
    </text:list-style>
    <text:list-style style:name="a81">
      <text:list-level-style-bullet text:level="1" text:bullet-char="">
        <style:list-level-properties text:space-before="0.11944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207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text:list-style style:name="a125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text:list-style style:name="a380">
      <text:list-level-style-bullet text:level="1" text:bullet-char="">
        <style:list-level-properties text:space-before="0.11944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338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text:list-style style:name="a128">
      <text:list-level-style-bullet text:level="1" text:bullet-char="•">
        <style:list-level-properties text:space-before="0.06944in" text:min-label-width="0.25in"/>
        <style:text-properties fo:color="#b0ccb0" fo:font-size="90%"/>
      </text:list-level-style-bullet>
      <text:list-level-style-bullet text:level="2" text:bullet-char="•">
        <style:list-level-properties text:space-before="0.45in" text:min-label-width="0.25in"/>
        <style:text-properties fo:color="#b0ccb0" fo:font-size="90%"/>
      </text:list-level-style-bullet>
      <text:list-level-style-bullet text:level="3" text:bullet-char="•">
        <style:list-level-properties text:space-before="0.65in" text:min-label-width="0.25in"/>
        <style:text-properties fo:color="#b0ccb0" fo:font-size="90%"/>
      </text:list-level-style-bullet>
      <text:list-level-style-bullet text:level="4" text:bullet-char="•">
        <style:list-level-properties text:space-before="0.85in" text:min-label-width="0.25in"/>
        <style:text-properties fo:color="#b0ccb0" fo:font-size="90%"/>
      </text:list-level-style-bullet>
      <text:list-level-style-bullet text:level="5" text:bullet-char="•">
        <style:list-level-properties text:space-before="1.05in" text:min-label-width="0.25in"/>
        <style:text-properties fo:color="#b0ccb0" fo:font-size="90%"/>
      </text:list-level-style-bullet>
      <text:list-level-style-bullet text:level="6" text:bullet-char="•">
        <style:list-level-properties text:space-before="1.25in" text:min-label-width="0.25in"/>
        <style:text-properties fo:color="#b0ccb0" fo:font-size="90%"/>
      </text:list-level-style-bullet>
      <text:list-level-style-bullet text:level="7" text:bullet-char="•">
        <style:list-level-properties text:space-before="1.45in" text:min-label-width="0.25in"/>
        <style:text-properties fo:color="#b0ccb0" fo:font-size="90%"/>
      </text:list-level-style-bullet>
      <text:list-level-style-bullet text:level="8" text:bullet-char="•">
        <style:list-level-properties text:space-before="1.65in" text:min-label-width="0.25in"/>
        <style:text-properties fo:color="#b0ccb0" fo:font-size="90%"/>
      </text:list-level-style-bullet>
      <text:list-level-style-bullet text:level="9" text:bullet-char="•">
        <style:list-level-properties text:space-before="1.85in" text:min-label-width="0.25in"/>
        <style:text-properties fo:color="#b0ccb0" fo:font-size="90%"/>
      </text:list-level-style-bullet>
    </text:list-style>
    <text:list-style style:name="a383">
      <text:list-level-style-bullet text:level="1" text:bullet-char="">
        <style:list-level-properties text:space-before="0.11944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in"/>
      </text:list-level-style-number>
      <text:list-level-style-number text:level="8" style:num-format="">
        <style:list-level-properties text:space-before="1.9in"/>
      </text:list-level-style-number>
      <text:list-level-style-number text:level="9" style:num-format="">
        <style:list-level-properties text:space-before="2.1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in"/>
      </text:list-level-style-number>
      <text:list-level-style-number text:level="8" style:num-format="">
        <style:list-level-properties text:space-before="1.9in"/>
      </text:list-level-style-number>
      <text:list-level-style-number text:level="9" style:num-format="">
        <style:list-level-properties text:space-before="2.1in"/>
      </text:list-level-style-number>
    </text:list-style>
    <text:list-style style:name="a150">
      <text:list-level-style-bullet text:level="1" text:bullet-char="">
        <style:list-level-properties text:space-before="0.11944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69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text:list-style style:name="a153">
      <text:list-level-style-bullet text:level="1" text:bullet-char="">
        <style:list-level-properties text:space-before="0.11944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280">
      <text:list-level-style-bullet text:level="1" text:bullet-char="">
        <style:list-level-properties text:space-before="0.00056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3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83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1.06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text:list-style style:name="a283">
      <text:list-level-style-bullet text:level="1" text:bullet-char="•">
        <style:list-level-properties text:space-before="0.07in" text:min-label-width="0.25in"/>
        <style:text-properties fo:color="#b0ccb0" fo:font-size="90%"/>
      </text:list-level-style-bullet>
      <text:list-level-style-bullet text:level="2" text:bullet-char="•">
        <style:list-level-properties text:space-before="0.4in" text:min-label-width="0.25in"/>
        <style:text-properties fo:color="#b0ccb0" fo:font-size="90%"/>
      </text:list-level-style-bullet>
      <text:list-level-style-bullet text:level="3" text:bullet-char="•">
        <style:list-level-properties text:space-before="0.65in" text:min-label-width="0.25in"/>
        <style:text-properties fo:color="#b0ccb0" fo:font-size="90%"/>
      </text:list-level-style-bullet>
      <text:list-level-style-bullet text:level="4" text:bullet-char="•">
        <style:list-level-properties text:space-before="0.9in" text:min-label-width="0.25in"/>
        <style:text-properties fo:color="#b0ccb0" fo:font-size="90%"/>
      </text:list-level-style-bullet>
      <text:list-level-style-bullet text:level="5" text:bullet-char="•">
        <style:list-level-properties text:space-before="1.13in" text:min-label-width="0.25in"/>
        <style:text-properties fo:color="#b0ccb0" fo:font-size="90%"/>
      </text:list-level-style-bullet>
      <text:list-level-style-bullet text:level="6" text:bullet-char="•">
        <style:list-level-properties text:space-before="1.25in" text:min-label-width="0.25in"/>
        <style:text-properties fo:color="#b0ccb0" fo:font-size="90%"/>
      </text:list-level-style-bullet>
      <text:list-level-style-bullet text:level="7" text:bullet-char="•">
        <style:list-level-properties text:space-before="1.45in" text:min-label-width="0.25in"/>
        <style:text-properties fo:color="#b0ccb0" fo:font-size="90%"/>
      </text:list-level-style-bullet>
      <text:list-level-style-bullet text:level="8" text:bullet-char="•">
        <style:list-level-properties text:space-before="1.65in" text:min-label-width="0.25in"/>
        <style:text-properties fo:color="#b0ccb0" fo:font-size="90%"/>
      </text:list-level-style-bullet>
      <text:list-level-style-bullet text:level="9" text:bullet-char="•">
        <style:list-level-properties text:space-before="1.85in" text:min-label-width="0.25in"/>
        <style:text-properties fo:color="#b0ccb0" fo:font-size="90%"/>
      </text:list-level-style-bullet>
    </text:list-style>
    <text:list-style style:name="a210">
      <text:list-level-style-bullet text:level="1" text:bullet-char="•">
        <style:list-level-properties text:space-before="0.06944in" text:min-label-width="0.25in"/>
        <style:text-properties fo:color="#b0ccb0" fo:font-size="90%"/>
      </text:list-level-style-bullet>
      <text:list-level-style-bullet text:level="2" text:bullet-char="•">
        <style:list-level-properties text:space-before="0.45in" text:min-label-width="0.25in"/>
        <style:text-properties fo:color="#b0ccb0" fo:font-size="90%"/>
      </text:list-level-style-bullet>
      <text:list-level-style-bullet text:level="3" text:bullet-char="•">
        <style:list-level-properties text:space-before="0.65in" text:min-label-width="0.25in"/>
        <style:text-properties fo:color="#b0ccb0" fo:font-size="90%"/>
      </text:list-level-style-bullet>
      <text:list-level-style-bullet text:level="4" text:bullet-char="•">
        <style:list-level-properties text:space-before="0.85in" text:min-label-width="0.25in"/>
        <style:text-properties fo:color="#b0ccb0" fo:font-size="90%"/>
      </text:list-level-style-bullet>
      <text:list-level-style-bullet text:level="5" text:bullet-char="•">
        <style:list-level-properties text:space-before="1.05in" text:min-label-width="0.25in"/>
        <style:text-properties fo:color="#b0ccb0" fo:font-size="90%"/>
      </text:list-level-style-bullet>
      <text:list-level-style-bullet text:level="6" text:bullet-char="•">
        <style:list-level-properties text:space-before="1.25in" text:min-label-width="0.25in"/>
        <style:text-properties fo:color="#b0ccb0" fo:font-size="90%"/>
      </text:list-level-style-bullet>
      <text:list-level-style-bullet text:level="7" text:bullet-char="•">
        <style:list-level-properties text:space-before="1.45in" text:min-label-width="0.25in"/>
        <style:text-properties fo:color="#b0ccb0" fo:font-size="90%"/>
      </text:list-level-style-bullet>
      <text:list-level-style-bullet text:level="8" text:bullet-char="•">
        <style:list-level-properties text:space-before="1.65in" text:min-label-width="0.25in"/>
        <style:text-properties fo:color="#b0ccb0" fo:font-size="90%"/>
      </text:list-level-style-bullet>
      <text:list-level-style-bullet text:level="9" text:bullet-char="•">
        <style:list-level-properties text:space-before="1.85in" text:min-label-width="0.25in"/>
        <style:text-properties fo:color="#b0ccb0" fo:font-size="90%"/>
      </text:list-level-style-bullet>
    </text:list-style>
    <text:list-style style:name="a286">
      <text:list-level-style-bullet text:level="1" text:bullet-char="">
        <style:list-level-properties text:space-before="0.11in" text:min-label-width="0.21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44in" text:min-label-width="0.21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1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4in" text:min-label-width="0.21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1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29in" text:min-label-width="0.21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49in" text:min-label-width="0.21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69in" text:min-label-width="0.21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89in" text:min-label-width="0.21in"/>
        <style:text-properties fo:color="#a8cdd7" fo:font-family="Wingdings 2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.10944in" text:min-label-width="0.21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49in" text:min-label-width="0.21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1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89in" text:min-label-width="0.21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09in" text:min-label-width="0.21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29in" text:min-label-width="0.21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49in" text:min-label-width="0.21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69in" text:min-label-width="0.21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89in" text:min-label-width="0.21in"/>
        <style:text-properties fo:color="#a8cdd7" fo:font-family="Wingdings 2" style:font-charset="x-symbol" fo:font-size="100%"/>
      </text:list-level-style-bullet>
    </text:list-style>
    <text:list-style style:name="a289">
      <text:list-level-style-bullet text:level="1" text:bullet-char="">
        <style:list-level-properties text:space-before="0.12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8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341">
      <text:list-level-style-bullet text:level="1" text:bullet-char="•">
        <style:list-level-properties text:space-before="0.06944in" text:min-label-width="0.25in"/>
        <style:text-properties fo:color="#b0ccb0" fo:font-size="90%"/>
      </text:list-level-style-bullet>
      <text:list-level-style-bullet text:level="2" text:bullet-char="•">
        <style:list-level-properties text:space-before="0.45in" text:min-label-width="0.25in"/>
        <style:text-properties fo:color="#b0ccb0" fo:font-size="90%"/>
      </text:list-level-style-bullet>
      <text:list-level-style-bullet text:level="3" text:bullet-char="•">
        <style:list-level-properties text:space-before="0.65in" text:min-label-width="0.25in"/>
        <style:text-properties fo:color="#b0ccb0" fo:font-size="90%"/>
      </text:list-level-style-bullet>
      <text:list-level-style-bullet text:level="4" text:bullet-char="•">
        <style:list-level-properties text:space-before="0.85in" text:min-label-width="0.25in"/>
        <style:text-properties fo:color="#b0ccb0" fo:font-size="90%"/>
      </text:list-level-style-bullet>
      <text:list-level-style-bullet text:level="5" text:bullet-char="•">
        <style:list-level-properties text:space-before="1.05in" text:min-label-width="0.25in"/>
        <style:text-properties fo:color="#b0ccb0" fo:font-size="90%"/>
      </text:list-level-style-bullet>
      <text:list-level-style-bullet text:level="6" text:bullet-char="•">
        <style:list-level-properties text:space-before="1.25in" text:min-label-width="0.25in"/>
        <style:text-properties fo:color="#b0ccb0" fo:font-size="90%"/>
      </text:list-level-style-bullet>
      <text:list-level-style-bullet text:level="7" text:bullet-char="•">
        <style:list-level-properties text:space-before="1.45in" text:min-label-width="0.25in"/>
        <style:text-properties fo:color="#b0ccb0" fo:font-size="90%"/>
      </text:list-level-style-bullet>
      <text:list-level-style-bullet text:level="8" text:bullet-char="•">
        <style:list-level-properties text:space-before="1.65in" text:min-label-width="0.25in"/>
        <style:text-properties fo:color="#b0ccb0" fo:font-size="90%"/>
      </text:list-level-style-bullet>
      <text:list-level-style-bullet text:level="9" text:bullet-char="•">
        <style:list-level-properties text:space-before="1.85in" text:min-label-width="0.25in"/>
        <style:text-properties fo:color="#b0ccb0" fo:font-size="90%"/>
      </text:list-level-style-bullet>
    </text:list-style>
    <text:list-style style:name="a131">
      <text:list-level-style-bullet text:level="1" text:bullet-char="">
        <style:list-level-properties text:space-before="0.10944in" text:min-label-width="0.21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49in" text:min-label-width="0.21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1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89in" text:min-label-width="0.21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09in" text:min-label-width="0.21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29in" text:min-label-width="0.21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49in" text:min-label-width="0.21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69in" text:min-label-width="0.21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89in" text:min-label-width="0.21in"/>
        <style:text-properties fo:color="#a8cdd7" fo:font-family="Wingdings 2" style:font-charset="x-symbol" fo:font-size="100%"/>
      </text:list-level-style-bullet>
    </text:list-style>
    <text:list-style style:name="a216">
      <text:list-level-style-bullet text:level="1" text:bullet-char="">
        <style:list-level-properties text:space-before="0.11944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344">
      <text:list-level-style-bullet text:level="1" text:bullet-char="">
        <style:list-level-properties text:space-before="0.10944in" text:min-label-width="0.21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49in" text:min-label-width="0.21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1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89in" text:min-label-width="0.21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09in" text:min-label-width="0.21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29in" text:min-label-width="0.21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49in" text:min-label-width="0.21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69in" text:min-label-width="0.21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89in" text:min-label-width="0.21in"/>
        <style:text-properties fo:color="#a8cdd7" fo:font-family="Wingdings 2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.11944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219">
      <text:list-level-style-bullet text:level="1" text:bullet-char="">
        <style:list-level-properties text:space-before="0.11944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347">
      <text:list-level-style-bullet text:level="1" text:bullet-char="">
        <style:list-level-properties text:space-before="0.11944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137">
      <text:list-level-style-bullet text:level="1" text:bullet-char="">
        <style:list-level-properties text:space-before="0.11944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22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text:list-style style:name="a183">
      <text:list-level-style-number text:level="1" style:num-format="">
        <style:list-level-properties text:space-before="0.1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in"/>
      </text:list-level-style-number>
      <text:list-level-style-number text:level="8" style:num-format="">
        <style:list-level-properties text:space-before="1.9in"/>
      </text:list-level-style-number>
      <text:list-level-style-number text:level="9" style:num-format="">
        <style:list-level-properties text:space-before="2.1in"/>
      </text:list-level-style-number>
    </text:list-style>
    <text:list-style style:name="a25">
      <text:list-level-style-bullet text:level="1" text:bullet-char="•">
        <style:list-level-properties text:space-before="0.06944in" text:min-label-width="0.25in"/>
        <style:text-properties fo:color="#b0ccb0" fo:font-size="90%"/>
      </text:list-level-style-bullet>
      <text:list-level-style-bullet text:level="2" text:bullet-char="•">
        <style:list-level-properties text:space-before="0.45in" text:min-label-width="0.25in"/>
        <style:text-properties fo:color="#b0ccb0" fo:font-size="90%"/>
      </text:list-level-style-bullet>
      <text:list-level-style-bullet text:level="3" text:bullet-char="•">
        <style:list-level-properties text:space-before="0.65in" text:min-label-width="0.25in"/>
        <style:text-properties fo:color="#b0ccb0" fo:font-size="90%"/>
      </text:list-level-style-bullet>
      <text:list-level-style-bullet text:level="4" text:bullet-char="•">
        <style:list-level-properties text:space-before="0.85in" text:min-label-width="0.25in"/>
        <style:text-properties fo:color="#b0ccb0" fo:font-size="90%"/>
      </text:list-level-style-bullet>
      <text:list-level-style-bullet text:level="5" text:bullet-char="•">
        <style:list-level-properties text:space-before="1.05in" text:min-label-width="0.25in"/>
        <style:text-properties fo:color="#b0ccb0" fo:font-size="90%"/>
      </text:list-level-style-bullet>
      <text:list-level-style-bullet text:level="6" text:bullet-char="•">
        <style:list-level-properties text:space-before="1.25in" text:min-label-width="0.25in"/>
        <style:text-properties fo:color="#b0ccb0" fo:font-size="90%"/>
      </text:list-level-style-bullet>
      <text:list-level-style-bullet text:level="7" text:bullet-char="•">
        <style:list-level-properties text:space-before="1.45in" text:min-label-width="0.25in"/>
        <style:text-properties fo:color="#b0ccb0" fo:font-size="90%"/>
      </text:list-level-style-bullet>
      <text:list-level-style-bullet text:level="8" text:bullet-char="•">
        <style:list-level-properties text:space-before="1.65in" text:min-label-width="0.25in"/>
        <style:text-properties fo:color="#b0ccb0" fo:font-size="90%"/>
      </text:list-level-style-bullet>
      <text:list-level-style-bullet text:level="9" text:bullet-char="•">
        <style:list-level-properties text:space-before="1.85in" text:min-label-width="0.25in"/>
        <style:text-properties fo:color="#b0ccb0" fo:font-size="90%"/>
      </text:list-level-style-bullet>
    </text:list-style>
    <text:list-style style:name="a187">
      <text:list-level-style-number text:level="1" style:num-format="">
        <style:list-level-properties text:space-before="0.1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in"/>
      </text:list-level-style-number>
      <text:list-level-style-number text:level="8" style:num-format="">
        <style:list-level-properties text:space-before="1.9in"/>
      </text:list-level-style-number>
      <text:list-level-style-number text:level="9" style:num-format="">
        <style:list-level-properties text:space-before="2.1in"/>
      </text:list-level-style-number>
    </text:list-style>
    <text:list-style style:name="a28">
      <text:list-level-style-bullet text:level="1" text:bullet-char="">
        <style:list-level-properties text:space-before="0.10944in" text:min-label-width="0.21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49in" text:min-label-width="0.21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1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89in" text:min-label-width="0.21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09in" text:min-label-width="0.21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29in" text:min-label-width="0.21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49in" text:min-label-width="0.21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69in" text:min-label-width="0.21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89in" text:min-label-width="0.21in"/>
        <style:text-properties fo:color="#a8cdd7" fo:font-family="Wingdings 2" style:font-charset="x-symbol" fo:font-size="100%"/>
      </text:list-level-style-bullet>
    </text:list-style>
    <text:list-style style:name="a72">
      <text:list-level-style-bullet text:level="1" text:bullet-char="•">
        <style:list-level-properties text:space-before="0.06944in" text:min-label-width="0.25in"/>
        <style:text-properties fo:color="#b0ccb0" fo:font-size="90%"/>
      </text:list-level-style-bullet>
      <text:list-level-style-bullet text:level="2" text:bullet-char="•">
        <style:list-level-properties text:space-before="0.45in" text:min-label-width="0.25in"/>
        <style:text-properties fo:color="#b0ccb0" fo:font-size="90%"/>
      </text:list-level-style-bullet>
      <text:list-level-style-bullet text:level="3" text:bullet-char="•">
        <style:list-level-properties text:space-before="0.65in" text:min-label-width="0.25in"/>
        <style:text-properties fo:color="#b0ccb0" fo:font-size="90%"/>
      </text:list-level-style-bullet>
      <text:list-level-style-bullet text:level="4" text:bullet-char="•">
        <style:list-level-properties text:space-before="0.85in" text:min-label-width="0.25in"/>
        <style:text-properties fo:color="#b0ccb0" fo:font-size="90%"/>
      </text:list-level-style-bullet>
      <text:list-level-style-bullet text:level="5" text:bullet-char="•">
        <style:list-level-properties text:space-before="1.05in" text:min-label-width="0.25in"/>
        <style:text-properties fo:color="#b0ccb0" fo:font-size="90%"/>
      </text:list-level-style-bullet>
      <text:list-level-style-bullet text:level="6" text:bullet-char="•">
        <style:list-level-properties text:space-before="1.25in" text:min-label-width="0.25in"/>
        <style:text-properties fo:color="#b0ccb0" fo:font-size="90%"/>
      </text:list-level-style-bullet>
      <text:list-level-style-bullet text:level="7" text:bullet-char="•">
        <style:list-level-properties text:space-before="1.45in" text:min-label-width="0.25in"/>
        <style:text-properties fo:color="#b0ccb0" fo:font-size="90%"/>
      </text:list-level-style-bullet>
      <text:list-level-style-bullet text:level="8" text:bullet-char="•">
        <style:list-level-properties text:space-before="1.65in" text:min-label-width="0.25in"/>
        <style:text-properties fo:color="#b0ccb0" fo:font-size="90%"/>
      </text:list-level-style-bullet>
      <text:list-level-style-bullet text:level="9" text:bullet-char="•">
        <style:list-level-properties text:space-before="1.85in" text:min-label-width="0.25in"/>
        <style:text-properties fo:color="#b0ccb0" fo:font-size="90%"/>
      </text:list-level-style-bullet>
    </text:list-style>
    <text:list-style style:name="a75">
      <text:list-level-style-bullet text:level="1" text:bullet-char="">
        <style:list-level-properties text:space-before="0.10944in" text:min-label-width="0.21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49in" text:min-label-width="0.21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1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89in" text:min-label-width="0.21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09in" text:min-label-width="0.21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29in" text:min-label-width="0.21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49in" text:min-label-width="0.21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69in" text:min-label-width="0.21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89in" text:min-label-width="0.21in"/>
        <style:text-properties fo:color="#a8cdd7" fo:font-family="Wingdings 2" style:font-charset="x-symbol" fo:font-size="100%"/>
      </text:list-level-style-bullet>
    </text:list-style>
    <text:list-style style:name="a371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text:list-style style:name="a78">
      <text:list-level-style-bullet text:level="1" text:bullet-char="">
        <style:list-level-properties text:space-before="0.11944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374">
      <text:list-level-style-bullet text:level="1" text:bullet-char="•">
        <style:list-level-properties text:space-before="0.06944in" text:min-label-width="0.25in"/>
        <style:text-properties fo:color="#b0ccb0" fo:font-size="90%"/>
      </text:list-level-style-bullet>
      <text:list-level-style-bullet text:level="2" text:bullet-char="•">
        <style:list-level-properties text:space-before="0.45in" text:min-label-width="0.25in"/>
        <style:text-properties fo:color="#b0ccb0" fo:font-size="90%"/>
      </text:list-level-style-bullet>
      <text:list-level-style-bullet text:level="3" text:bullet-char="•">
        <style:list-level-properties text:space-before="0.65in" text:min-label-width="0.25in"/>
        <style:text-properties fo:color="#b0ccb0" fo:font-size="90%"/>
      </text:list-level-style-bullet>
      <text:list-level-style-bullet text:level="4" text:bullet-char="•">
        <style:list-level-properties text:space-before="0.85in" text:min-label-width="0.25in"/>
        <style:text-properties fo:color="#b0ccb0" fo:font-size="90%"/>
      </text:list-level-style-bullet>
      <text:list-level-style-bullet text:level="5" text:bullet-char="•">
        <style:list-level-properties text:space-before="1.05in" text:min-label-width="0.25in"/>
        <style:text-properties fo:color="#b0ccb0" fo:font-size="90%"/>
      </text:list-level-style-bullet>
      <text:list-level-style-bullet text:level="6" text:bullet-char="•">
        <style:list-level-properties text:space-before="1.25in" text:min-label-width="0.25in"/>
        <style:text-properties fo:color="#b0ccb0" fo:font-size="90%"/>
      </text:list-level-style-bullet>
      <text:list-level-style-bullet text:level="7" text:bullet-char="•">
        <style:list-level-properties text:space-before="1.45in" text:min-label-width="0.25in"/>
        <style:text-properties fo:color="#b0ccb0" fo:font-size="90%"/>
      </text:list-level-style-bullet>
      <text:list-level-style-bullet text:level="8" text:bullet-char="•">
        <style:list-level-properties text:space-before="1.65in" text:min-label-width="0.25in"/>
        <style:text-properties fo:color="#b0ccb0" fo:font-size="90%"/>
      </text:list-level-style-bullet>
      <text:list-level-style-bullet text:level="9" text:bullet-char="•">
        <style:list-level-properties text:space-before="1.85in" text:min-label-width="0.25in"/>
        <style:text-properties fo:color="#b0ccb0" fo:font-size="90%"/>
      </text:list-level-style-bullet>
    </text:list-style>
    <text:list-style style:name="a292">
      <text:list-level-style-bullet text:level="1" text:bullet-char="">
        <style:list-level-properties text:space-before="0.12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8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.10944in" text:min-label-width="0.21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49in" text:min-label-width="0.21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1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89in" text:min-label-width="0.21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09in" text:min-label-width="0.21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29in" text:min-label-width="0.21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49in" text:min-label-width="0.21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69in" text:min-label-width="0.21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89in" text:min-label-width="0.21in"/>
        <style:text-properties fo:color="#a8cdd7" fo:font-family="Wingdings 2" style:font-charset="x-symbol" fo:font-size="100%"/>
      </text:list-level-style-bullet>
    </text:list-style>
    <text:list-style style:name="a350">
      <text:list-level-style-bullet text:level="1" text:bullet-char="">
        <style:list-level-properties text:space-before="0.11944in" text:min-label-width="0.2in"/>
        <style:text-properties fo:color="#a8cdd7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a8cdd7" fo:font-family="Wingdings 2" style:font-charset="x-symbol" fo:font-size="100%"/>
      </text:list-level-style-bullet>
      <text:list-level-style-bullet text:level="3" text:bullet-char="">
        <style:list-level-properties text:space-before="0.7in" text:min-label-width="0.2in"/>
        <style:text-properties fo:color="#a8cdd7" fo:font-family="Wingdings 2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a8cdd7" fo:font-family="Wingdings 2" style:font-charset="x-symbol" fo:font-size="100%"/>
      </text:list-level-style-bullet>
      <text:list-level-style-bullet text:level="5" text:bullet-char="">
        <style:list-level-properties text:space-before="1.1in" text:min-label-width="0.2in"/>
        <style:text-properties fo:color="#a8cdd7" fo:font-family="Wingdings 2" style:font-charset="x-symbol" fo:font-size="100%"/>
      </text:list-level-style-bullet>
      <text:list-level-style-bullet text:level="6" text:bullet-char="">
        <style:list-level-properties text:space-before="1.3in" text:min-label-width="0.2in"/>
        <style:text-properties fo:color="#a8cdd7" fo:font-family="Wingdings 2" style:font-charset="x-symbol" fo:font-size="100%"/>
      </text:list-level-style-bullet>
      <text:list-level-style-bullet text:level="7" text:bullet-char="">
        <style:list-level-properties text:space-before="1.5in" text:min-label-width="0.2in"/>
        <style:text-properties fo:color="#a8cdd7" fo:font-family="Wingdings 2" style:font-charset="x-symbol" fo:font-size="100%"/>
      </text:list-level-style-bullet>
      <text:list-level-style-bullet text:level="8" text:bullet-char="">
        <style:list-level-properties text:space-before="1.7in" text:min-label-width="0.2in"/>
        <style:text-properties fo:color="#a8cdd7" fo:font-family="Wingdings 2" style:font-charset="x-symbol" fo:font-size="100%"/>
      </text:list-level-style-bullet>
      <text:list-level-style-bullet text:level="9" text:bullet-char="">
        <style:list-level-properties text:space-before="1.9in" text:min-label-width="0.2in"/>
        <style:text-properties fo:color="#a8cdd7" fo:font-family="Wingdings 2" style:font-charset="x-symbol" fo:font-size="100%"/>
      </text:list-level-style-bullet>
    </text:list-style>
    <text:list-style style:name="a141">
      <text:list-level-style-bullet text:level="1" text:bullet-char="">
        <style:list-level-properties text:space-before="0in" text:min-label-width="0.31944in"/>
        <style:text-properties fo:color="#72a376" fo:font-family="Wingdings 2" style:font-charset="x-symbol" fo:font-size="70%"/>
      </text:list-level-style-bullet>
      <text:list-level-style-bullet text:level="2" text:bullet-char="">
        <style:list-level-properties text:space-before="0.38056in" text:min-label-width="0.31944in"/>
        <style:text-properties fo:color="#72a376" fo:font-family="Wingdings 2" style:font-charset="x-symbol" fo:font-size="70%"/>
      </text:list-level-style-bullet>
      <text:list-level-style-bullet text:level="3" text:bullet-char="">
        <style:list-level-properties text:space-before="0.58056in" text:min-label-width="0.31944in"/>
        <style:text-properties fo:color="#72a376" fo:font-family="Wingdings 2" style:font-charset="x-symbol" fo:font-size="70%"/>
      </text:list-level-style-bullet>
      <text:list-level-style-bullet text:level="4" text:bullet-char="">
        <style:list-level-properties text:space-before="0.78056in" text:min-label-width="0.31944in"/>
        <style:text-properties fo:color="#72a376" fo:font-family="Wingdings 2" style:font-charset="x-symbol" fo:font-size="70%"/>
      </text:list-level-style-bullet>
      <text:list-level-style-bullet text:level="5" text:bullet-char="">
        <style:list-level-properties text:space-before="0.98056in" text:min-label-width="0.31944in"/>
        <style:text-properties fo:color="#72a376" fo:font-family="Wingdings 2" style:font-charset="x-symbol" fo:font-size="70%"/>
      </text:list-level-style-bullet>
      <text:list-level-style-bullet text:level="6" text:bullet-char="">
        <style:list-level-properties text:space-before="1.18056in" text:min-label-width="0.31944in"/>
        <style:text-properties fo:color="#72a376" fo:font-family="Wingdings 2" style:font-charset="x-symbol" fo:font-size="70%"/>
      </text:list-level-style-bullet>
      <text:list-level-style-bullet text:level="7" text:bullet-char="">
        <style:list-level-properties text:space-before="1.38056in" text:min-label-width="0.31944in"/>
        <style:text-properties fo:color="#72a376" fo:font-family="Wingdings 2" style:font-charset="x-symbol" fo:font-size="70%"/>
      </text:list-level-style-bullet>
      <text:list-level-style-bullet text:level="8" text:bullet-char="">
        <style:list-level-properties text:space-before="1.58056in" text:min-label-width="0.31944in"/>
        <style:text-properties fo:color="#72a376" fo:font-family="Wingdings 2" style:font-charset="x-symbol" fo:font-size="70%"/>
      </text:list-level-style-bullet>
      <text:list-level-style-bullet text:level="9" text:bullet-char="">
        <style:list-level-properties text:space-before="1.78056in" text:min-label-width="0.31944in"/>
        <style:text-properties fo:color="#72a376" fo:font-family="Wingdings 2" style:font-charset="x-symbol" fo:font-size="70%"/>
      </text:list-level-style-bullet>
    </text:list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oundry" style:page-layout-name="pageLayout1" draw:style-name="a1">
      <draw:custom-shape svg:x="0.18in" svg:y="0.16085in" svg:width="9.63566in" svg:height="7.18in" draw:id="id0" draw:style-name="a4" draw:name="Round Diagonal Corner Rectangle 6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11807 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$0"/>
          <draw:equation draw:name="f12" draw:formula="$1"/>
          <draw:equation draw:name="f13" draw:formula="?f9 * ?f11 / 100000"/>
          <draw:equation draw:name="f14" draw:formula="?f6 - ?f13"/>
          <draw:equation draw:name="f15" draw:formula="?f9 * ?f12 / 100000"/>
          <draw:equation draw:name="f16" draw:formula="?f4 - ?f15"/>
          <draw:equation draw:name="f17" draw:formula="?f13 * 29289 / 100000"/>
          <draw:equation draw:name="f18" draw:formula="?f15 * 29289 / 100000"/>
          <draw:equation draw:name="f19" draw:formula="?f17 - ?f18"/>
          <draw:equation draw:name="f20" draw:formula="if(?f19, ?f17, ?f18)"/>
          <draw:equation draw:name="f21" draw:formula="?f4 - ?f20"/>
          <draw:equation draw:name="f22" draw:formula="?f6 - ?f20"/>
          <draw:equation draw:name="f23" draw:formula="21550000 - ?f2"/>
          <draw:equation draw:name="f24" draw:formula="if(?f23, ?f2, 21550000)"/>
          <draw:equation draw:name="f25" draw:formula="-21550000 - ?f24"/>
          <draw:equation draw:name="f26" draw:formula="if(?f25, -21550000, ?f24)"/>
          <draw:equation draw:name="f27" draw:formula="?f0 + ?f26"/>
          <draw:equation draw:name="f28" draw:formula="?f0 + ?f2"/>
          <draw:equation draw:name="f29" draw:formula="?f28 * ?f10 / ?f1"/>
          <draw:equation draw:name="f30" draw:formula="0 - ?f29"/>
          <draw:equation draw:name="f31" draw:formula="cos(?f30)"/>
          <draw:equation draw:name="f32" draw:formula="0 - ?f31"/>
          <draw:equation draw:name="f33" draw:formula="?f32 * ?f15"/>
          <draw:equation draw:name="f34" draw:formula="sin(?f30)"/>
          <draw:equation draw:name="f35" draw:formula="0 - ?f34"/>
          <draw:equation draw:name="f36" draw:formula="?f35 * ?f15"/>
          <draw:equation draw:name="f37" draw:formula="sqrt(?f33 * ?f33 + ?f36 * ?f36 + 0 * 0)"/>
          <draw:equation draw:name="f38" draw:formula="?f15 * ?f15 / ?f37"/>
          <draw:equation draw:name="f39" draw:formula="?f35 * ?f38"/>
          <draw:equation draw:name="f40" draw:formula="?f16 - ?f39"/>
          <draw:equation draw:name="f41" draw:formula="?f32 * ?f38"/>
          <draw:equation draw:name="f42" draw:formula="?f5 - ?f41"/>
          <draw:equation draw:name="f43" draw:formula="?f40 - ?f15"/>
          <draw:equation draw:name="f44" draw:formula="?f42 - ?f15"/>
          <draw:equation draw:name="f45" draw:formula="?f40 + ?f15"/>
          <draw:equation draw:name="f46" draw:formula="?f42 + ?f15"/>
          <draw:equation draw:name="f47" draw:formula="?f27 + ?f2"/>
          <draw:equation draw:name="f48" draw:formula="?f47 * ?f10 / ?f1"/>
          <draw:equation draw:name="f49" draw:formula="0 - ?f48"/>
          <draw:equation draw:name="f50" draw:formula="cos(?f49)"/>
          <draw:equation draw:name="f51" draw:formula="0 - ?f50"/>
          <draw:equation draw:name="f52" draw:formula="?f51 * ?f15"/>
          <draw:equation draw:name="f53" draw:formula="sin(?f49)"/>
          <draw:equation draw:name="f54" draw:formula="0 - ?f53"/>
          <draw:equation draw:name="f55" draw:formula="?f54 * ?f15"/>
          <draw:equation draw:name="f56" draw:formula="sqrt(?f52 * ?f52 + ?f55 * ?f55 + 0 * 0)"/>
          <draw:equation draw:name="f57" draw:formula="?f15 * ?f15 / ?f56"/>
          <draw:equation draw:name="f58" draw:formula="?f54 * ?f57"/>
          <draw:equation draw:name="f59" draw:formula="?f40 + ?f58"/>
          <draw:equation draw:name="f60" draw:formula="?f51 * ?f57"/>
          <draw:equation draw:name="f61" draw:formula="?f42 + ?f60"/>
          <draw:equation draw:name="f62" draw:formula="if(?f26, ?f16, ?f43)"/>
          <draw:equation draw:name="f63" draw:formula="if(?f26, ?f5, ?f44)"/>
          <draw:equation draw:name="f64" draw:formula="if(?f26, ?f16, ?f45)"/>
          <draw:equation draw:name="f65" draw:formula="if(?f26, ?f5, ?f46)"/>
          <draw:equation draw:name="f66" draw:formula="if(?f26, ?f43, ?f59)"/>
          <draw:equation draw:name="f67" draw:formula="if(?f26, ?f44, ?f61)"/>
          <draw:equation draw:name="f68" draw:formula="if(?f26, ?f45, ?f59)"/>
          <draw:equation draw:name="f69" draw:formula="if(?f26, ?f46, ?f61)"/>
          <draw:equation draw:name="f70" draw:formula="0 + ?f26"/>
          <draw:equation draw:name="f71" draw:formula="0 + ?f2"/>
          <draw:equation draw:name="f72" draw:formula="?f71 * ?f10 / ?f1"/>
          <draw:equation draw:name="f73" draw:formula="0 - ?f72"/>
          <draw:equation draw:name="f74" draw:formula="cos(?f73)"/>
          <draw:equation draw:name="f75" draw:formula="0 - ?f74"/>
          <draw:equation draw:name="f76" draw:formula="?f75 * ?f13"/>
          <draw:equation draw:name="f77" draw:formula="sin(?f73)"/>
          <draw:equation draw:name="f78" draw:formula="0 - ?f77"/>
          <draw:equation draw:name="f79" draw:formula="?f78 * ?f13"/>
          <draw:equation draw:name="f80" draw:formula="sqrt(?f76 * ?f76 + ?f79 * ?f79 + 0 * 0)"/>
          <draw:equation draw:name="f81" draw:formula="?f13 * ?f13 / ?f80"/>
          <draw:equation draw:name="f82" draw:formula="?f78 * ?f81"/>
          <draw:equation draw:name="f83" draw:formula="?f4 - ?f82"/>
          <draw:equation draw:name="f84" draw:formula="?f75 * ?f81"/>
          <draw:equation draw:name="f85" draw:formula="?f14 - ?f84"/>
          <draw:equation draw:name="f86" draw:formula="?f83 - ?f13"/>
          <draw:equation draw:name="f87" draw:formula="?f85 - ?f13"/>
          <draw:equation draw:name="f88" draw:formula="?f83 + ?f13"/>
          <draw:equation draw:name="f89" draw:formula="?f85 + ?f13"/>
          <draw:equation draw:name="f90" draw:formula="?f70 + ?f2"/>
          <draw:equation draw:name="f91" draw:formula="?f90 * ?f10 / ?f1"/>
          <draw:equation draw:name="f92" draw:formula="0 - ?f91"/>
          <draw:equation draw:name="f93" draw:formula="cos(?f92)"/>
          <draw:equation draw:name="f94" draw:formula="0 - ?f93"/>
          <draw:equation draw:name="f95" draw:formula="?f94 * ?f13"/>
          <draw:equation draw:name="f96" draw:formula="sin(?f92)"/>
          <draw:equation draw:name="f97" draw:formula="0 - ?f96"/>
          <draw:equation draw:name="f98" draw:formula="?f97 * ?f13"/>
          <draw:equation draw:name="f99" draw:formula="sqrt(?f95 * ?f95 + ?f98 * ?f98 + 0 * 0)"/>
          <draw:equation draw:name="f100" draw:formula="?f13 * ?f13 / ?f99"/>
          <draw:equation draw:name="f101" draw:formula="?f97 * ?f100"/>
          <draw:equation draw:name="f102" draw:formula="?f83 + ?f101"/>
          <draw:equation draw:name="f103" draw:formula="?f94 * ?f100"/>
          <draw:equation draw:name="f104" draw:formula="?f85 + ?f103"/>
          <draw:equation draw:name="f105" draw:formula="if(?f26, ?f4, ?f86)"/>
          <draw:equation draw:name="f106" draw:formula="if(?f26, ?f14, ?f87)"/>
          <draw:equation draw:name="f107" draw:formula="if(?f26, ?f4, ?f88)"/>
          <draw:equation draw:name="f108" draw:formula="if(?f26, ?f14, ?f89)"/>
          <draw:equation draw:name="f109" draw:formula="if(?f26, ?f86, ?f102)"/>
          <draw:equation draw:name="f110" draw:formula="if(?f26, ?f87, ?f104)"/>
          <draw:equation draw:name="f111" draw:formula="if(?f26, ?f88, ?f102)"/>
          <draw:equation draw:name="f112" draw:formula="if(?f26, ?f89, ?f104)"/>
          <draw:equation draw:name="f113" draw:formula="?f2 + ?f26"/>
          <draw:equation draw:name="f114" draw:formula="?f2 + ?f2"/>
          <draw:equation draw:name="f115" draw:formula="?f114 * ?f10 / ?f1"/>
          <draw:equation draw:name="f116" draw:formula="0 - ?f115"/>
          <draw:equation draw:name="f117" draw:formula="cos(?f116)"/>
          <draw:equation draw:name="f118" draw:formula="0 - ?f117"/>
          <draw:equation draw:name="f119" draw:formula="?f118 * ?f15"/>
          <draw:equation draw:name="f120" draw:formula="sin(?f116)"/>
          <draw:equation draw:name="f121" draw:formula="0 - ?f120"/>
          <draw:equation draw:name="f122" draw:formula="?f121 * ?f15"/>
          <draw:equation draw:name="f123" draw:formula="sqrt(?f119 * ?f119 + ?f122 * ?f122 + 0 * 0)"/>
          <draw:equation draw:name="f124" draw:formula="?f15 * ?f15 / ?f123"/>
          <draw:equation draw:name="f125" draw:formula="?f121 * ?f124"/>
          <draw:equation draw:name="f126" draw:formula="?f15 - ?f125"/>
          <draw:equation draw:name="f127" draw:formula="?f118 * ?f124"/>
          <draw:equation draw:name="f128" draw:formula="?f6 - ?f127"/>
          <draw:equation draw:name="f129" draw:formula="?f126 - ?f15"/>
          <draw:equation draw:name="f130" draw:formula="?f128 - ?f15"/>
          <draw:equation draw:name="f131" draw:formula="?f126 + ?f15"/>
          <draw:equation draw:name="f132" draw:formula="?f128 + ?f15"/>
          <draw:equation draw:name="f133" draw:formula="?f113 + ?f2"/>
          <draw:equation draw:name="f134" draw:formula="?f133 * ?f10 / ?f1"/>
          <draw:equation draw:name="f135" draw:formula="0 - ?f134"/>
          <draw:equation draw:name="f136" draw:formula="cos(?f135)"/>
          <draw:equation draw:name="f137" draw:formula="0 - ?f136"/>
          <draw:equation draw:name="f138" draw:formula="?f137 * ?f15"/>
          <draw:equation draw:name="f139" draw:formula="sin(?f135)"/>
          <draw:equation draw:name="f140" draw:formula="0 - ?f139"/>
          <draw:equation draw:name="f141" draw:formula="?f140 * ?f15"/>
          <draw:equation draw:name="f142" draw:formula="sqrt(?f138 * ?f138 + ?f141 * ?f141 + 0 * 0)"/>
          <draw:equation draw:name="f143" draw:formula="?f15 * ?f15 / ?f142"/>
          <draw:equation draw:name="f144" draw:formula="?f140 * ?f143"/>
          <draw:equation draw:name="f145" draw:formula="?f126 + ?f144"/>
          <draw:equation draw:name="f146" draw:formula="?f137 * ?f143"/>
          <draw:equation draw:name="f147" draw:formula="?f128 + ?f146"/>
          <draw:equation draw:name="f148" draw:formula="if(?f26, ?f15, ?f129)"/>
          <draw:equation draw:name="f149" draw:formula="if(?f26, ?f6, ?f130)"/>
          <draw:equation draw:name="f150" draw:formula="if(?f26, ?f15, ?f131)"/>
          <draw:equation draw:name="f151" draw:formula="if(?f26, ?f6, ?f132)"/>
          <draw:equation draw:name="f152" draw:formula="if(?f26, ?f129, ?f145)"/>
          <draw:equation draw:name="f153" draw:formula="if(?f26, ?f130, ?f147)"/>
          <draw:equation draw:name="f154" draw:formula="if(?f26, ?f131, ?f145)"/>
          <draw:equation draw:name="f155" draw:formula="if(?f26, ?f132, ?f147)"/>
          <draw:equation draw:name="f156" draw:formula="?f1 + ?f26"/>
          <draw:equation draw:name="f157" draw:formula="?f1 + ?f2"/>
          <draw:equation draw:name="f158" draw:formula="?f157 * ?f10 / ?f1"/>
          <draw:equation draw:name="f159" draw:formula="0 - ?f158"/>
          <draw:equation draw:name="f160" draw:formula="cos(?f159)"/>
          <draw:equation draw:name="f161" draw:formula="0 - ?f160"/>
          <draw:equation draw:name="f162" draw:formula="?f161 * ?f13"/>
          <draw:equation draw:name="f163" draw:formula="sin(?f159)"/>
          <draw:equation draw:name="f164" draw:formula="0 - ?f163"/>
          <draw:equation draw:name="f165" draw:formula="?f164 * ?f13"/>
          <draw:equation draw:name="f166" draw:formula="sqrt(?f162 * ?f162 + ?f165 * ?f165 + 0 * 0)"/>
          <draw:equation draw:name="f167" draw:formula="?f13 * ?f13 / ?f166"/>
          <draw:equation draw:name="f168" draw:formula="?f164 * ?f167"/>
          <draw:equation draw:name="f169" draw:formula="?f3 - ?f168"/>
          <draw:equation draw:name="f170" draw:formula="?f161 * ?f167"/>
          <draw:equation draw:name="f171" draw:formula="?f13 - ?f170"/>
          <draw:equation draw:name="f172" draw:formula="?f169 - ?f13"/>
          <draw:equation draw:name="f173" draw:formula="?f171 - ?f13"/>
          <draw:equation draw:name="f174" draw:formula="?f169 + ?f13"/>
          <draw:equation draw:name="f175" draw:formula="?f171 + ?f13"/>
          <draw:equation draw:name="f176" draw:formula="?f156 + ?f2"/>
          <draw:equation draw:name="f177" draw:formula="?f176 * ?f10 / ?f1"/>
          <draw:equation draw:name="f178" draw:formula="0 - ?f177"/>
          <draw:equation draw:name="f179" draw:formula="cos(?f178)"/>
          <draw:equation draw:name="f180" draw:formula="0 - ?f179"/>
          <draw:equation draw:name="f181" draw:formula="?f180 * ?f13"/>
          <draw:equation draw:name="f182" draw:formula="sin(?f178)"/>
          <draw:equation draw:name="f183" draw:formula="0 - ?f182"/>
          <draw:equation draw:name="f184" draw:formula="?f183 * ?f13"/>
          <draw:equation draw:name="f185" draw:formula="sqrt(?f181 * ?f181 + ?f184 * ?f184 + 0 * 0)"/>
          <draw:equation draw:name="f186" draw:formula="?f13 * ?f13 / ?f185"/>
          <draw:equation draw:name="f187" draw:formula="?f183 * ?f186"/>
          <draw:equation draw:name="f188" draw:formula="?f169 + ?f187"/>
          <draw:equation draw:name="f189" draw:formula="?f180 * ?f186"/>
          <draw:equation draw:name="f190" draw:formula="?f171 + ?f189"/>
          <draw:equation draw:name="f191" draw:formula="if(?f26, ?f3, ?f172)"/>
          <draw:equation draw:name="f192" draw:formula="if(?f26, ?f13, ?f173)"/>
          <draw:equation draw:name="f193" draw:formula="if(?f26, ?f3, ?f174)"/>
          <draw:equation draw:name="f194" draw:formula="if(?f26, ?f13, ?f175)"/>
          <draw:equation draw:name="f195" draw:formula="if(?f26, ?f172, ?f188)"/>
          <draw:equation draw:name="f196" draw:formula="if(?f26, ?f173, ?f190)"/>
          <draw:equation draw:name="f197" draw:formula="if(?f26, ?f174, ?f188)"/>
          <draw:equation draw:name="f198" draw:formula="if(?f26, ?f175, ?f190)"/>
        </draw:enhanced-geometry>
      </draw:custom-shape>
      <draw:frame draw:id="id1" presentation:style-name="a7" draw:name="Footer Placeholder 2" svg:x="1.41667in" svg:y="7in" svg:width="4.60659in" svg:height="0.3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2" draw:name="Date Placeholder 13" svg:x="6.08333in" svg:y="7in" svg:width="3.28333in" svg:height="0.3in" presentation:class="date-time" presentation:placeholder="false">
        <draw:text-box>
          <text:p text:style-name="a11" text:class-names="" text:cond-style-name=""><text:span text:style-name="a8" text:class-names=""><text:date text:fixed="false" style:data-style-name="a9">10/23/2018</text:date></text:span><text:span text:style-name="a10" text:class-names=""/></text:p>
        </draw:text-box>
        <svg:title/>
        <svg:desc/>
      </draw:frame>
      <draw:frame draw:id="id3" presentation:style-name="a16" draw:name="Slide Number Placeholder 22" svg:x="9.44767in" svg:y="7.12442in" svg:width="0.50775in" svg:height="0.3in" presentation:class="page-number" presentation:placeholder="false">
        <draw:text-box>
          <text:p text:style-name="a15" text:class-names="" text:cond-style-name=""><text:span text:style-name="a13" text:class-names=""><text:page-number style:num-format="1" text:fixed="false">‹N°›</text:page-number></text:span><text:span text:style-name="a14" text:class-names=""/></text:p>
        </draw:text-box>
        <svg:title/>
        <svg:desc/>
      </draw:frame>
      <draw:frame draw:id="id4" presentation:style-name="a19" draw:name="Title Placeholder 21" svg:x="0.5in" svg:y="0.27727in" svg:width="9in" svg:height="1.25in" presentation:class="title" presentation:placeholder="false">
        <draw:text-box>
          <text:p text:style-name="a18" text:class-names="" text:cond-style-name=""><text:span text:style-name="a17" text:class-names="">Click to edit Master title style</text:span></text:p>
        </draw:text-box>
        <svg:title/>
        <svg:desc/>
      </draw:frame>
      <draw:frame draw:id="id5" presentation:style-name="a35" draw:name="Text Placeholder 12" svg:x="0.5in" svg:y="1.80035in" svg:width="9in" svg:height="4.95in" presentation:class="outline" presentation:placeholder="false">
        <draw:text-box>
          <text:list text:style-name="a22">
            <text:list-item>
              <text:p text:style-name="a21" text:class-names="" text:cond-style-name=""><text:span text:style-name="a20" text:class-names="">Click to edit Master text styles</text:span></text:p>
            </text:list-item>
          </text:list>
          <text:list text:style-name="a25">
            <text:list-item>
              <text:list text:style-name="a25">
                <text:list-item>
                  <text:p text:style-name="a24" text:class-names="" text:cond-style-name=""><text:span text:style-name="a23" text:class-names="">Second level</text:span></text:p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p text:style-name="a27" text:class-names="" text:cond-style-name=""><text:span text:style-name="a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p text:style-name="a30" text:class-names="" text:cond-style-name=""><text:span text:style-name="a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p text:style-name="a33" text:class-names="" text:cond-style-name=""><text:span text:style-name="a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1-title-Title-Slide" style:page-layout-name="pageLayout1" draw:style-name="a37">
      <draw:custom-shape svg:x="0.18in" svg:y="0.16in" svg:width="9.64in" svg:height="2.74in" draw:id="id6" draw:style-name="a40" draw:name="Round Diagonal Corner Rectangle 6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11807 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$0"/>
          <draw:equation draw:name="f12" draw:formula="$1"/>
          <draw:equation draw:name="f13" draw:formula="?f9 * ?f11 / 100000"/>
          <draw:equation draw:name="f14" draw:formula="?f6 - ?f13"/>
          <draw:equation draw:name="f15" draw:formula="?f9 * ?f12 / 100000"/>
          <draw:equation draw:name="f16" draw:formula="?f4 - ?f15"/>
          <draw:equation draw:name="f17" draw:formula="?f13 * 29289 / 100000"/>
          <draw:equation draw:name="f18" draw:formula="?f15 * 29289 / 100000"/>
          <draw:equation draw:name="f19" draw:formula="?f17 - ?f18"/>
          <draw:equation draw:name="f20" draw:formula="if(?f19, ?f17, ?f18)"/>
          <draw:equation draw:name="f21" draw:formula="?f4 - ?f20"/>
          <draw:equation draw:name="f22" draw:formula="?f6 - ?f20"/>
          <draw:equation draw:name="f23" draw:formula="21550000 - ?f2"/>
          <draw:equation draw:name="f24" draw:formula="if(?f23, ?f2, 21550000)"/>
          <draw:equation draw:name="f25" draw:formula="-21550000 - ?f24"/>
          <draw:equation draw:name="f26" draw:formula="if(?f25, -21550000, ?f24)"/>
          <draw:equation draw:name="f27" draw:formula="?f0 + ?f26"/>
          <draw:equation draw:name="f28" draw:formula="?f0 + ?f2"/>
          <draw:equation draw:name="f29" draw:formula="?f28 * ?f10 / ?f1"/>
          <draw:equation draw:name="f30" draw:formula="0 - ?f29"/>
          <draw:equation draw:name="f31" draw:formula="cos(?f30)"/>
          <draw:equation draw:name="f32" draw:formula="0 - ?f31"/>
          <draw:equation draw:name="f33" draw:formula="?f32 * ?f15"/>
          <draw:equation draw:name="f34" draw:formula="sin(?f30)"/>
          <draw:equation draw:name="f35" draw:formula="0 - ?f34"/>
          <draw:equation draw:name="f36" draw:formula="?f35 * ?f15"/>
          <draw:equation draw:name="f37" draw:formula="sqrt(?f33 * ?f33 + ?f36 * ?f36 + 0 * 0)"/>
          <draw:equation draw:name="f38" draw:formula="?f15 * ?f15 / ?f37"/>
          <draw:equation draw:name="f39" draw:formula="?f35 * ?f38"/>
          <draw:equation draw:name="f40" draw:formula="?f16 - ?f39"/>
          <draw:equation draw:name="f41" draw:formula="?f32 * ?f38"/>
          <draw:equation draw:name="f42" draw:formula="?f5 - ?f41"/>
          <draw:equation draw:name="f43" draw:formula="?f40 - ?f15"/>
          <draw:equation draw:name="f44" draw:formula="?f42 - ?f15"/>
          <draw:equation draw:name="f45" draw:formula="?f40 + ?f15"/>
          <draw:equation draw:name="f46" draw:formula="?f42 + ?f15"/>
          <draw:equation draw:name="f47" draw:formula="?f27 + ?f2"/>
          <draw:equation draw:name="f48" draw:formula="?f47 * ?f10 / ?f1"/>
          <draw:equation draw:name="f49" draw:formula="0 - ?f48"/>
          <draw:equation draw:name="f50" draw:formula="cos(?f49)"/>
          <draw:equation draw:name="f51" draw:formula="0 - ?f50"/>
          <draw:equation draw:name="f52" draw:formula="?f51 * ?f15"/>
          <draw:equation draw:name="f53" draw:formula="sin(?f49)"/>
          <draw:equation draw:name="f54" draw:formula="0 - ?f53"/>
          <draw:equation draw:name="f55" draw:formula="?f54 * ?f15"/>
          <draw:equation draw:name="f56" draw:formula="sqrt(?f52 * ?f52 + ?f55 * ?f55 + 0 * 0)"/>
          <draw:equation draw:name="f57" draw:formula="?f15 * ?f15 / ?f56"/>
          <draw:equation draw:name="f58" draw:formula="?f54 * ?f57"/>
          <draw:equation draw:name="f59" draw:formula="?f40 + ?f58"/>
          <draw:equation draw:name="f60" draw:formula="?f51 * ?f57"/>
          <draw:equation draw:name="f61" draw:formula="?f42 + ?f60"/>
          <draw:equation draw:name="f62" draw:formula="if(?f26, ?f16, ?f43)"/>
          <draw:equation draw:name="f63" draw:formula="if(?f26, ?f5, ?f44)"/>
          <draw:equation draw:name="f64" draw:formula="if(?f26, ?f16, ?f45)"/>
          <draw:equation draw:name="f65" draw:formula="if(?f26, ?f5, ?f46)"/>
          <draw:equation draw:name="f66" draw:formula="if(?f26, ?f43, ?f59)"/>
          <draw:equation draw:name="f67" draw:formula="if(?f26, ?f44, ?f61)"/>
          <draw:equation draw:name="f68" draw:formula="if(?f26, ?f45, ?f59)"/>
          <draw:equation draw:name="f69" draw:formula="if(?f26, ?f46, ?f61)"/>
          <draw:equation draw:name="f70" draw:formula="0 + ?f26"/>
          <draw:equation draw:name="f71" draw:formula="0 + ?f2"/>
          <draw:equation draw:name="f72" draw:formula="?f71 * ?f10 / ?f1"/>
          <draw:equation draw:name="f73" draw:formula="0 - ?f72"/>
          <draw:equation draw:name="f74" draw:formula="cos(?f73)"/>
          <draw:equation draw:name="f75" draw:formula="0 - ?f74"/>
          <draw:equation draw:name="f76" draw:formula="?f75 * ?f13"/>
          <draw:equation draw:name="f77" draw:formula="sin(?f73)"/>
          <draw:equation draw:name="f78" draw:formula="0 - ?f77"/>
          <draw:equation draw:name="f79" draw:formula="?f78 * ?f13"/>
          <draw:equation draw:name="f80" draw:formula="sqrt(?f76 * ?f76 + ?f79 * ?f79 + 0 * 0)"/>
          <draw:equation draw:name="f81" draw:formula="?f13 * ?f13 / ?f80"/>
          <draw:equation draw:name="f82" draw:formula="?f78 * ?f81"/>
          <draw:equation draw:name="f83" draw:formula="?f4 - ?f82"/>
          <draw:equation draw:name="f84" draw:formula="?f75 * ?f81"/>
          <draw:equation draw:name="f85" draw:formula="?f14 - ?f84"/>
          <draw:equation draw:name="f86" draw:formula="?f83 - ?f13"/>
          <draw:equation draw:name="f87" draw:formula="?f85 - ?f13"/>
          <draw:equation draw:name="f88" draw:formula="?f83 + ?f13"/>
          <draw:equation draw:name="f89" draw:formula="?f85 + ?f13"/>
          <draw:equation draw:name="f90" draw:formula="?f70 + ?f2"/>
          <draw:equation draw:name="f91" draw:formula="?f90 * ?f10 / ?f1"/>
          <draw:equation draw:name="f92" draw:formula="0 - ?f91"/>
          <draw:equation draw:name="f93" draw:formula="cos(?f92)"/>
          <draw:equation draw:name="f94" draw:formula="0 - ?f93"/>
          <draw:equation draw:name="f95" draw:formula="?f94 * ?f13"/>
          <draw:equation draw:name="f96" draw:formula="sin(?f92)"/>
          <draw:equation draw:name="f97" draw:formula="0 - ?f96"/>
          <draw:equation draw:name="f98" draw:formula="?f97 * ?f13"/>
          <draw:equation draw:name="f99" draw:formula="sqrt(?f95 * ?f95 + ?f98 * ?f98 + 0 * 0)"/>
          <draw:equation draw:name="f100" draw:formula="?f13 * ?f13 / ?f99"/>
          <draw:equation draw:name="f101" draw:formula="?f97 * ?f100"/>
          <draw:equation draw:name="f102" draw:formula="?f83 + ?f101"/>
          <draw:equation draw:name="f103" draw:formula="?f94 * ?f100"/>
          <draw:equation draw:name="f104" draw:formula="?f85 + ?f103"/>
          <draw:equation draw:name="f105" draw:formula="if(?f26, ?f4, ?f86)"/>
          <draw:equation draw:name="f106" draw:formula="if(?f26, ?f14, ?f87)"/>
          <draw:equation draw:name="f107" draw:formula="if(?f26, ?f4, ?f88)"/>
          <draw:equation draw:name="f108" draw:formula="if(?f26, ?f14, ?f89)"/>
          <draw:equation draw:name="f109" draw:formula="if(?f26, ?f86, ?f102)"/>
          <draw:equation draw:name="f110" draw:formula="if(?f26, ?f87, ?f104)"/>
          <draw:equation draw:name="f111" draw:formula="if(?f26, ?f88, ?f102)"/>
          <draw:equation draw:name="f112" draw:formula="if(?f26, ?f89, ?f104)"/>
          <draw:equation draw:name="f113" draw:formula="?f2 + ?f26"/>
          <draw:equation draw:name="f114" draw:formula="?f2 + ?f2"/>
          <draw:equation draw:name="f115" draw:formula="?f114 * ?f10 / ?f1"/>
          <draw:equation draw:name="f116" draw:formula="0 - ?f115"/>
          <draw:equation draw:name="f117" draw:formula="cos(?f116)"/>
          <draw:equation draw:name="f118" draw:formula="0 - ?f117"/>
          <draw:equation draw:name="f119" draw:formula="?f118 * ?f15"/>
          <draw:equation draw:name="f120" draw:formula="sin(?f116)"/>
          <draw:equation draw:name="f121" draw:formula="0 - ?f120"/>
          <draw:equation draw:name="f122" draw:formula="?f121 * ?f15"/>
          <draw:equation draw:name="f123" draw:formula="sqrt(?f119 * ?f119 + ?f122 * ?f122 + 0 * 0)"/>
          <draw:equation draw:name="f124" draw:formula="?f15 * ?f15 / ?f123"/>
          <draw:equation draw:name="f125" draw:formula="?f121 * ?f124"/>
          <draw:equation draw:name="f126" draw:formula="?f15 - ?f125"/>
          <draw:equation draw:name="f127" draw:formula="?f118 * ?f124"/>
          <draw:equation draw:name="f128" draw:formula="?f6 - ?f127"/>
          <draw:equation draw:name="f129" draw:formula="?f126 - ?f15"/>
          <draw:equation draw:name="f130" draw:formula="?f128 - ?f15"/>
          <draw:equation draw:name="f131" draw:formula="?f126 + ?f15"/>
          <draw:equation draw:name="f132" draw:formula="?f128 + ?f15"/>
          <draw:equation draw:name="f133" draw:formula="?f113 + ?f2"/>
          <draw:equation draw:name="f134" draw:formula="?f133 * ?f10 / ?f1"/>
          <draw:equation draw:name="f135" draw:formula="0 - ?f134"/>
          <draw:equation draw:name="f136" draw:formula="cos(?f135)"/>
          <draw:equation draw:name="f137" draw:formula="0 - ?f136"/>
          <draw:equation draw:name="f138" draw:formula="?f137 * ?f15"/>
          <draw:equation draw:name="f139" draw:formula="sin(?f135)"/>
          <draw:equation draw:name="f140" draw:formula="0 - ?f139"/>
          <draw:equation draw:name="f141" draw:formula="?f140 * ?f15"/>
          <draw:equation draw:name="f142" draw:formula="sqrt(?f138 * ?f138 + ?f141 * ?f141 + 0 * 0)"/>
          <draw:equation draw:name="f143" draw:formula="?f15 * ?f15 / ?f142"/>
          <draw:equation draw:name="f144" draw:formula="?f140 * ?f143"/>
          <draw:equation draw:name="f145" draw:formula="?f126 + ?f144"/>
          <draw:equation draw:name="f146" draw:formula="?f137 * ?f143"/>
          <draw:equation draw:name="f147" draw:formula="?f128 + ?f146"/>
          <draw:equation draw:name="f148" draw:formula="if(?f26, ?f15, ?f129)"/>
          <draw:equation draw:name="f149" draw:formula="if(?f26, ?f6, ?f130)"/>
          <draw:equation draw:name="f150" draw:formula="if(?f26, ?f15, ?f131)"/>
          <draw:equation draw:name="f151" draw:formula="if(?f26, ?f6, ?f132)"/>
          <draw:equation draw:name="f152" draw:formula="if(?f26, ?f129, ?f145)"/>
          <draw:equation draw:name="f153" draw:formula="if(?f26, ?f130, ?f147)"/>
          <draw:equation draw:name="f154" draw:formula="if(?f26, ?f131, ?f145)"/>
          <draw:equation draw:name="f155" draw:formula="if(?f26, ?f132, ?f147)"/>
          <draw:equation draw:name="f156" draw:formula="?f1 + ?f26"/>
          <draw:equation draw:name="f157" draw:formula="?f1 + ?f2"/>
          <draw:equation draw:name="f158" draw:formula="?f157 * ?f10 / ?f1"/>
          <draw:equation draw:name="f159" draw:formula="0 - ?f158"/>
          <draw:equation draw:name="f160" draw:formula="cos(?f159)"/>
          <draw:equation draw:name="f161" draw:formula="0 - ?f160"/>
          <draw:equation draw:name="f162" draw:formula="?f161 * ?f13"/>
          <draw:equation draw:name="f163" draw:formula="sin(?f159)"/>
          <draw:equation draw:name="f164" draw:formula="0 - ?f163"/>
          <draw:equation draw:name="f165" draw:formula="?f164 * ?f13"/>
          <draw:equation draw:name="f166" draw:formula="sqrt(?f162 * ?f162 + ?f165 * ?f165 + 0 * 0)"/>
          <draw:equation draw:name="f167" draw:formula="?f13 * ?f13 / ?f166"/>
          <draw:equation draw:name="f168" draw:formula="?f164 * ?f167"/>
          <draw:equation draw:name="f169" draw:formula="?f3 - ?f168"/>
          <draw:equation draw:name="f170" draw:formula="?f161 * ?f167"/>
          <draw:equation draw:name="f171" draw:formula="?f13 - ?f170"/>
          <draw:equation draw:name="f172" draw:formula="?f169 - ?f13"/>
          <draw:equation draw:name="f173" draw:formula="?f171 - ?f13"/>
          <draw:equation draw:name="f174" draw:formula="?f169 + ?f13"/>
          <draw:equation draw:name="f175" draw:formula="?f171 + ?f13"/>
          <draw:equation draw:name="f176" draw:formula="?f156 + ?f2"/>
          <draw:equation draw:name="f177" draw:formula="?f176 * ?f10 / ?f1"/>
          <draw:equation draw:name="f178" draw:formula="0 - ?f177"/>
          <draw:equation draw:name="f179" draw:formula="cos(?f178)"/>
          <draw:equation draw:name="f180" draw:formula="0 - ?f179"/>
          <draw:equation draw:name="f181" draw:formula="?f180 * ?f13"/>
          <draw:equation draw:name="f182" draw:formula="sin(?f178)"/>
          <draw:equation draw:name="f183" draw:formula="0 - ?f182"/>
          <draw:equation draw:name="f184" draw:formula="?f183 * ?f13"/>
          <draw:equation draw:name="f185" draw:formula="sqrt(?f181 * ?f181 + ?f184 * ?f184 + 0 * 0)"/>
          <draw:equation draw:name="f186" draw:formula="?f13 * ?f13 / ?f185"/>
          <draw:equation draw:name="f187" draw:formula="?f183 * ?f186"/>
          <draw:equation draw:name="f188" draw:formula="?f169 + ?f187"/>
          <draw:equation draw:name="f189" draw:formula="?f180 * ?f186"/>
          <draw:equation draw:name="f190" draw:formula="?f171 + ?f189"/>
          <draw:equation draw:name="f191" draw:formula="if(?f26, ?f3, ?f172)"/>
          <draw:equation draw:name="f192" draw:formula="if(?f26, ?f13, ?f173)"/>
          <draw:equation draw:name="f193" draw:formula="if(?f26, ?f3, ?f174)"/>
          <draw:equation draw:name="f194" draw:formula="if(?f26, ?f13, ?f175)"/>
          <draw:equation draw:name="f195" draw:formula="if(?f26, ?f172, ?f188)"/>
          <draw:equation draw:name="f196" draw:formula="if(?f26, ?f173, ?f190)"/>
          <draw:equation draw:name="f197" draw:formula="if(?f26, ?f174, ?f188)"/>
          <draw:equation draw:name="f198" draw:formula="if(?f26, ?f175, ?f190)"/>
        </draw:enhanced-geometry>
      </draw:custom-shape>
      <draw:frame draw:id="id7" presentation:style-name="a43" draw:name="Title 7" svg:x="0.50769in" svg:y="0.41667in" svg:width="9in" svg:height="2.41667in" presentation:class="title" presentation:placeholder="false">
        <draw:text-box>
          <text:p text:style-name="a42" text:class-names="" text:cond-style-name=""><text:span text:style-name="a41" text:class-names="">Click to edit Master title style</text:span></text:p>
        </draw:text-box>
        <svg:title/>
        <svg:desc/>
      </draw:frame>
      <draw:frame draw:id="id8" presentation:style-name="a46" draw:name="Subtitle 8" svg:x="2.33333in" svg:y="3.08333in" svg:width="7.17436in" svg:height="1.91667in" presentation:class="subtitle" presentation:placeholder="false">
        <draw:text-box>
          <text:p text:style-name="a45" text:class-names="" text:cond-style-name=""><text:span text:style-name="a44" text:class-names="">Click to edit Master subtitle style</text:span></text:p>
        </draw:text-box>
        <svg:title/>
        <svg:desc/>
      </draw:frame>
      <draw:frame draw:id="id9" presentation:style-name="a51" draw:name="Date Placeholder 9" svg:x="6.08333in" svg:y="7.11833in" svg:width="3.28333in" svg:height="0.3in" presentation:class="date-time" presentation:placeholder="false">
        <draw:text-box>
          <text:p text:style-name="a50" text:class-names="" text:cond-style-name=""><text:span text:style-name="a47" text:class-names=""><text:date text:fixed="false" style:data-style-name="a48">10/23/2018</text:date></text:span><text:span text:style-name="a49" text:class-names=""/></text:p>
        </draw:text-box>
        <svg:title/>
        <svg:desc/>
      </draw:frame>
      <draw:frame draw:id="id10" presentation:style-name="a55" draw:name="Slide Number Placeholder 10" svg:x="9.44767in" svg:y="7.11833in" svg:width="0.50775in" svg:height="0.3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>‹N°›</text:page-number></text:span><text:span text:style-name="a53" text:class-names=""/></text:p>
        </draw:text-box>
        <svg:title/>
        <svg:desc/>
      </draw:frame>
      <draw:frame draw:id="id11" presentation:style-name="a58" draw:name="Footer Placeholder 11" svg:x="1.75in" svg:y="7.11833in" svg:width="4.27325in" svg:height="0.3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</style:master-page>
    <style:master-page style:name="Master1-Layout2-obj-Title-and-Content" style:page-layout-name="pageLayout1" draw:style-name="a60">
      <draw:custom-shape svg:x="0.64347in" svg:y="1.55795in" svg:width="8.75in" svg:height="0.01in" draw:id="id12" draw:layer="Master1-bg" draw:style-name="a63" draw:name="Rectangle 6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6" draw:name="Title 1" svg:x="0.5in" svg:y="0.27727in" svg:width="9in" svg:height="1.25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4" presentation:style-name="a82" draw:name="Content Placeholder 2" svg:x="0.5in" svg:y="1.80035in" svg:width="9in" svg:height="4.95in" presentation:class="object" presentation:placeholder="false">
        <draw:text-box>
          <text:list text:style-name="a69">
            <text:list-item>
              <text:p text:style-name="a68" text:class-names="" text:cond-style-name=""><text:span text:style-name="a67" text:class-names="">Click to edit Master text styles</text:span></text:p>
            </text:list-item>
          </text:list>
          <text:list text:style-name="a72">
            <text:list-item>
              <text:list text:style-name="a72">
                <text:list-item>
                  <text:p text:style-name="a71" text:class-names="" text:cond-style-name=""><text:span text:style-name="a70" text:class-names="">Second level</text:span></text:p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p text:style-name="a74" text:class-names="" text:cond-style-name=""><text:span text:style-name="a73" text:class-names="">Third level</text:span></text:p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p text:style-name="a77" text:class-names="" text:cond-style-name=""><text:span text:style-name="a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7" draw:name="Date Placeholder 3" svg:x="6.08333in" svg:y="7in" svg:width="3.28333in" svg:height="0.3in" presentation:class="date-time" presentation:placeholder="false">
        <draw:text-box>
          <text:p text:style-name="a86" text:class-names="" text:cond-style-name=""><text:span text:style-name="a83" text:class-names=""><text:date text:fixed="false" style:data-style-name="a84">10/23/2018</text:date></text:span><text:span text:style-name="a85" text:class-names=""/></text:p>
        </draw:text-box>
        <svg:title/>
        <svg:desc/>
      </draw:frame>
      <draw:frame draw:id="id16" presentation:style-name="a90" draw:name="Footer Placeholder 4" svg:x="1.41667in" svg:y="7in" svg:width="4.60659in" svg:height="0.3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17" presentation:style-name="a94" draw:name="Slide Number Placeholder 5" svg:x="9.44767in" svg:y="7.12442in" svg:width="0.50775in" svg:height="0.3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>‹N°›</text:page-number></text:span><text:span text:style-name="a92" text:class-names=""/></text:p>
        </draw:text-box>
        <svg:title/>
        <svg:desc/>
      </draw:frame>
    </style:master-page>
    <style:master-page style:name="Master1-Layout3-secHead-Section-Header" style:page-layout-name="pageLayout1" draw:style-name="a95">
      <draw:custom-shape svg:x="1.09375in" svg:y="3.57333in" svg:width="8.1in" svg:height="0.01in" draw:id="id18" draw:style-name="a98" draw:name="Rectangle 6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01" draw:name="Title 1" svg:x="0.79in" svg:y="0.54487in" svg:width="8.5in" svg:height="2.98667in" presentation:class="title" presentation:placeholder="false">
        <draw:text-box>
          <text:p text:style-name="a100" text:class-names="" text:cond-style-name=""><text:span text:style-name="a99" text:class-names="">Click to edit Master title style</text:span></text:p>
        </draw:text-box>
        <svg:title/>
        <svg:desc/>
      </draw:frame>
      <draw:frame draw:id="id20" presentation:style-name="a105" draw:name="Text Placeholder 2" svg:x="0.78993in" svg:y="3.59549in" svg:width="8.5in" svg:height="1.65104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2" text:class-names="">Click to edit Master text styles</text:span></text:p>
            </text:list-item>
          </text:list>
        </draw:text-box>
        <svg:title/>
        <svg:desc/>
      </draw:frame>
      <draw:frame draw:id="id21" presentation:style-name="a110" draw:name="Date Placeholder 7" svg:x="6.08333in" svg:y="7.12344in" svg:width="3.28333in" svg:height="0.3in" presentation:class="date-time" presentation:placeholder="false">
        <draw:text-box>
          <text:p text:style-name="a109" text:class-names="" text:cond-style-name=""><text:span text:style-name="a106" text:class-names=""><text:date text:fixed="false" style:data-style-name="a107">10/23/2018</text:date></text:span><text:span text:style-name="a108" text:class-names=""/></text:p>
        </draw:text-box>
        <svg:title/>
        <svg:desc/>
      </draw:frame>
      <draw:frame draw:id="id22" presentation:style-name="a114" draw:name="Slide Number Placeholder 8" svg:x="9.44767in" svg:y="7.12344in" svg:width="0.50775in" svg:height="0.3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N°›</text:page-number></text:span><text:span text:style-name="a112" text:class-names=""/></text:p>
        </draw:text-box>
        <svg:title/>
        <svg:desc/>
      </draw:frame>
      <draw:frame draw:id="id23" presentation:style-name="a117" draw:name="Footer Placeholder 9" svg:x="1.75in" svg:y="7.12344in" svg:width="4.27325in" svg:height="0.3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</style:master-page>
    <style:master-page style:name="Master1-Layout4-twoObj-Two-Content" style:page-layout-name="pageLayout1" draw:style-name="a119">
      <draw:frame draw:id="id24" draw:layer="Master1-bg" presentation:style-name="a122" draw:name="Title 1" svg:x="0.5in" svg:y="0.27727in" svg:width="9in" svg:height="1.25in" presentation:class="title" presentation:placeholder="false">
        <draw:text-box>
          <text:p text:style-name="a121" text:class-names="" text:cond-style-name=""><text:span text:style-name="a120" text:class-names="">Click to edit Master title style</text:span></text:p>
        </draw:text-box>
        <svg:title/>
        <svg:desc/>
      </draw:frame>
      <draw:frame draw:id="id25" presentation:style-name="a138" draw:name="Content Placeholder 2" svg:x="0.5in" svg:y="1.8in" svg:width="4.41667in" svg:height="4.95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54" draw:name="Content Placeholder 3" svg:x="5.08333in" svg:y="1.8in" svg:width="4.41667in" svg:height="4.95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 le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9" draw:name="Date Placeholder 4" svg:x="6.08333in" svg:y="7in" svg:width="3.28333in" svg:height="0.3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10/23/2018</text:date></text:span><text:span text:style-name="a157" text:class-names=""/></text:p>
        </draw:text-box>
        <svg:title/>
        <svg:desc/>
      </draw:frame>
      <draw:frame draw:id="id28" presentation:style-name="a162" draw:name="Footer Placeholder 5" svg:x="1.41667in" svg:y="7in" svg:width="4.60659in" svg:height="0.3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9" presentation:style-name="a166" draw:name="Slide Number Placeholder 6" svg:x="9.45in" svg:y="7.12442in" svg:width="0.50775in" svg:height="0.3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>‹N°›</text:page-number></text:span><text:span text:style-name="a164" text:class-names=""/></text:p>
        </draw:text-box>
        <svg:title/>
        <svg:desc/>
      </draw:frame>
      <draw:custom-shape svg:x="0.64347in" svg:y="1.55795in" svg:width="8.75in" svg:height="0.01in" draw:id="id30" draw:style-name="a169" draw:name="Rectangle 9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5-twoTxTwoObj-Comparison" style:page-layout-name="pageLayout1" draw:style-name="a171">
      <draw:custom-shape svg:x="0.67448in" svg:y="2.36791in" svg:width="4.1in" svg:height="0.01in" draw:id="id31" draw:layer="Master1-bg" draw:style-name="a174" draw:name="Rectangle 9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5in" svg:y="2.36791in" svg:width="4.1in" svg:height="0.01in" draw:id="id32" draw:style-name="a177" draw:name="Rectangle 10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80" draw:name="Title 1" svg:x="0.5in" svg:y="0.27553in" svg:width="9in" svg:height="1.25in" presentation:class="title" presentation:placeholder="false">
        <draw:text-box>
          <text:p text:style-name="a179" text:class-names="" text:cond-style-name=""><text:span text:style-name="a178" text:class-names="">Click to edit Master title style</text:span></text:p>
        </draw:text-box>
        <svg:title/>
        <svg:desc/>
      </draw:frame>
      <draw:frame draw:id="id34" presentation:style-name="a184" draw:name="Text Placeholder 2" svg:x="0.5in" svg:y="1.67882in" svg:width="4.4184in" svg:height="0.69965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35" presentation:style-name="a188" draw:name="Text Placeholder 3" svg:x="5.07986in" svg:y="1.67882in" svg:width="4.42014in" svg:height="0.69965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</draw:text-box>
        <svg:title/>
        <svg:desc/>
      </draw:frame>
      <draw:frame draw:id="id36" presentation:style-name="a204" draw:name="Content Placeholder 4" svg:x="0.5in" svg:y="2.58333in" svg:width="4.4184in" svg:height="4.31076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20" draw:name="Content Placeholder 5" svg:x="5.07986in" svg:y="2.58333in" svg:width="4.42014in" svg:height="4.31076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ck to edit Master text styles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Second level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25" draw:name="Date Placeholder 6" svg:x="6.08333in" svg:y="7in" svg:width="3.28333in" svg:height="0.3in" presentation:class="date-time" presentation:placeholder="false">
        <draw:text-box>
          <text:p text:style-name="a224" text:class-names="" text:cond-style-name=""><text:span text:style-name="a221" text:class-names=""><text:date text:fixed="false" style:data-style-name="a222">10/23/2018</text:date></text:span><text:span text:style-name="a223" text:class-names=""/></text:p>
        </draw:text-box>
        <svg:title/>
        <svg:desc/>
      </draw:frame>
      <draw:frame draw:id="id39" presentation:style-name="a228" draw:name="Footer Placeholder 7" svg:x="1.41667in" svg:y="7in" svg:width="4.60659in" svg:height="0.3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0" presentation:style-name="a232" draw:name="Slide Number Placeholder 8" svg:x="9.45in" svg:y="7.12442in" svg:width="0.50775in" svg:height="0.3in" presentation:class="page-number" presentation:placeholder="false">
        <draw:text-box>
          <text:p text:style-name="a231" text:class-names="" text:cond-style-name=""><text:span text:style-name="a229" text:class-names=""><text:page-number style:num-format="1" text:fixed="false">‹N°›</text:page-number></text:span><text:span text:style-name="a230" text:class-names=""/></text:p>
        </draw:text-box>
        <svg:title/>
        <svg:desc/>
      </draw:frame>
    </style:master-page>
    <style:master-page style:name="Master1-Layout6-titleOnly-Title-Only" style:page-layout-name="pageLayout1" draw:style-name="a234">
      <draw:frame draw:id="id41" draw:layer="Master1-bg" presentation:style-name="a237" draw:name="Title 1" svg:x="0.5in" svg:y="0.27692in" svg:width="9in" svg:height="1.2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42" presentation:style-name="a242" draw:name="Date Placeholder 2" svg:x="6.08333in" svg:y="7in" svg:width="3.28333in" svg:height="0.3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0/23/2018</text:date></text:span><text:span text:style-name="a240" text:class-names=""/></text:p>
        </draw:text-box>
        <svg:title/>
        <svg:desc/>
      </draw:frame>
      <draw:frame draw:id="id43" presentation:style-name="a245" draw:name="Footer Placeholder 3" svg:x="1.41667in" svg:y="7in" svg:width="4.60659in" svg:height="0.3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4" presentation:style-name="a249" draw:name="Slide Number Placeholder 4" svg:x="9.44767in" svg:y="7.12442in" svg:width="0.50775in" svg:height="0.3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title/>
        <svg:desc/>
      </draw:frame>
      <draw:custom-shape svg:x="0.64347in" svg:y="1.55795in" svg:width="8.75in" svg:height="0.01in" draw:id="id45" draw:style-name="a252" draw:name="Rectangle 6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7-blank-Blank" style:page-layout-name="pageLayout1" draw:style-name="a254">
      <draw:frame draw:id="id46" draw:layer="Master1-bg" presentation:style-name="a259" draw:name="Date Placeholder 1" svg:x="6.08333in" svg:y="7in" svg:width="3.28333in" svg:height="0.3in" presentation:class="date-time" presentation:placeholder="false">
        <draw:text-box>
          <text:p text:style-name="a258" text:class-names="" text:cond-style-name=""><text:span text:style-name="a255" text:class-names=""><text:date text:fixed="false" style:data-style-name="a256">10/23/2018</text:date></text:span><text:span text:style-name="a257" text:class-names=""/></text:p>
        </draw:text-box>
        <svg:title/>
        <svg:desc/>
      </draw:frame>
      <draw:frame draw:id="id47" presentation:style-name="a262" draw:name="Footer Placeholder 2" svg:x="1.41667in" svg:y="7in" svg:width="4.60659in" svg:height="0.3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8" presentation:style-name="a266" draw:name="Slide Number Placeholder 3" svg:x="9.44767in" svg:y="7.12442in" svg:width="0.50775in" svg:height="0.3in" presentation:class="page-number" presentation:placeholder="false">
        <draw:text-box>
          <text:p text:style-name="a265" text:class-names="" text:cond-style-name=""><text:span text:style-name="a263" text:class-names=""><text:page-number style:num-format="1" text:fixed="false">‹N°›</text:page-number></text:span><text:span text:style-name="a264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7">
      <draw:custom-shape svg:x="5.53101in" svg:y="1.15667in" svg:width="4.1in" svg:height="0.01in" draw:id="id49" draw:style-name="a270" draw:name="Rectangle 7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273" draw:name="Title 1" svg:x="5.42775in" svg:y="0.33333in" svg:width="4.3in" svg:height="0.83333in" presentation:class="title" presentation:placeholder="false">
        <draw:text-box>
          <text:p text:style-name="a272" text:class-names="" text:cond-style-name=""><text:span text:style-name="a271" text:class-names="">Click to edit Master title style</text:span></text:p>
        </draw:text-box>
        <svg:title/>
        <svg:desc/>
      </draw:frame>
      <draw:frame draw:id="id51" presentation:style-name="a277" draw:name="Text Placeholder 2" svg:x="5.42775in" svg:y="1.21124in" svg:width="4.3in" svg:height="1.16667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52" presentation:style-name="a293" draw:name="Content Placeholder 3" svg:x="0.25in" svg:y="2.41667in" svg:width="9.47775in" svg:height="4.35in" presentation:class="object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cond level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hird level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98" draw:name="Date Placeholder 8" svg:x="6.08333in" svg:y="7.12344in" svg:width="3.28333in" svg:height="0.3in" presentation:class="date-time" presentation:placeholder="false">
        <draw:text-box>
          <text:p text:style-name="a297" text:class-names="" text:cond-style-name=""><text:span text:style-name="a294" text:class-names=""><text:date text:fixed="false" style:data-style-name="a295">10/23/2018</text:date></text:span><text:span text:style-name="a296" text:class-names=""/></text:p>
        </draw:text-box>
        <svg:title/>
        <svg:desc/>
      </draw:frame>
      <draw:frame draw:id="id54" presentation:style-name="a302" draw:name="Slide Number Placeholder 9" svg:x="9.44767in" svg:y="7.12344in" svg:width="0.50775in" svg:height="0.3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N°›</text:page-number></text:span><text:span text:style-name="a300" text:class-names=""/></text:p>
        </draw:text-box>
        <svg:title/>
        <svg:desc/>
      </draw:frame>
      <draw:frame draw:id="id55" presentation:style-name="a305" draw:name="Footer Placeholder 10" svg:x="1.75in" svg:y="7.12344in" svg:width="4.27325in" svg:height="0.3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</style:master-page>
    <style:master-page style:name="Master1-Layout9-picTx-Picture-with-Caption" style:page-layout-name="pageLayout1" draw:style-name="a307">
      <draw:frame draw:id="id56" presentation:style-name="a310" draw:name="Title 1" svg:x="3.32507in" svg:y="5.16667in" svg:width="6in" svg:height="0.72675in" presentation:class="title" presentation:placeholder="false">
        <draw:text-box>
          <text:p text:style-name="a309" text:class-names="" text:cond-style-name=""><text:span text:style-name="a308" text:class-names="">Click to edit Master title style</text:span></text:p>
        </draw:text-box>
        <svg:title/>
        <svg:desc/>
      </draw:frame>
      <draw:frame draw:id="id57" presentation:style-name="a314" draw:name="Text Placeholder 3" svg:x="3.32507in" svg:y="5.89341in" svg:width="6in" svg:height="0.99765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58" presentation:style-name="a318" draw:name="Picture Placeholder 12" svg:x="0.33333in" svg:y="0.27325in" svg:width="9.33333in" svg:height="4.75in" presentation:class="graphic" presentation:placeholder="false">
        <draw:text-box>
          <text:p text:style-name="a317" text:class-names="" text:cond-style-name=""><text:span text:style-name="a315" text:class-names="">Click icon to add picture</text:span><text:span text:style-name="a316" text:class-names=""/></text:p>
        </draw:text-box>
        <svg:title/>
        <svg:desc/>
      </draw:frame>
      <draw:frame draw:id="id59" presentation:style-name="a323" draw:name="Date Placeholder 7" svg:x="6.08333in" svg:y="7.11833in" svg:width="3.28333in" svg:height="0.3in" presentation:class="date-time" presentation:placeholder="false">
        <draw:text-box>
          <text:p text:style-name="a322" text:class-names="" text:cond-style-name=""><text:span text:style-name="a319" text:class-names=""><text:date text:fixed="false" style:data-style-name="a320">10/23/2018</text:date></text:span><text:span text:style-name="a321" text:class-names=""/></text:p>
        </draw:text-box>
        <svg:title/>
        <svg:desc/>
      </draw:frame>
      <draw:frame draw:id="id60" presentation:style-name="a327" draw:name="Slide Number Placeholder 8" svg:x="9.44767in" svg:y="7.11833in" svg:width="0.50775in" svg:height="0.3in" presentation:class="page-number" presentation:placeholder="false">
        <draw:text-box>
          <text:p text:style-name="a326" text:class-names="" text:cond-style-name=""><text:span text:style-name="a324" text:class-names=""><text:page-number style:num-format="1" text:fixed="false">‹N°›</text:page-number></text:span><text:span text:style-name="a325" text:class-names=""/></text:p>
        </draw:text-box>
        <svg:title/>
        <svg:desc/>
      </draw:frame>
      <draw:frame draw:id="id61" presentation:style-name="a330" draw:name="Footer Placeholder 9" svg:x="1.75in" svg:y="7.11833in" svg:width="4.27325in" svg:height="0.3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32">
      <draw:frame draw:id="id62" draw:layer="Master1-bg" presentation:style-name="a335" draw:name="Title 1" svg:x="0.5in" svg:y="0.27727in" svg:width="9in" svg:height="1.25in" presentation:class="title" presentation:placeholder="false">
        <draw:text-box>
          <text:p text:style-name="a334" text:class-names="" text:cond-style-name=""><text:span text:style-name="a333" text:class-names="">Click to edit Master title style</text:span></text:p>
        </draw:text-box>
        <svg:title/>
        <svg:desc/>
      </draw:frame>
      <draw:frame draw:id="id63" presentation:style-name="a351" draw:name="Vertical Text Placeholder 2" svg:x="0.5in" svg:y="1.80035in" svg:width="9in" svg:height="4.95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56" draw:name="Date Placeholder 3" svg:x="6.08333in" svg:y="7in" svg:width="3.28333in" svg:height="0.3in" presentation:class="date-time" presentation:placeholder="false">
        <draw:text-box>
          <text:p text:style-name="a355" text:class-names="" text:cond-style-name=""><text:span text:style-name="a352" text:class-names=""><text:date text:fixed="false" style:data-style-name="a353">10/23/2018</text:date></text:span><text:span text:style-name="a354" text:class-names=""/></text:p>
        </draw:text-box>
        <svg:title/>
        <svg:desc/>
      </draw:frame>
      <draw:frame draw:id="id65" presentation:style-name="a359" draw:name="Footer Placeholder 4" svg:x="1.41667in" svg:y="7in" svg:width="4.60659in" svg:height="0.3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6" presentation:style-name="a363" draw:name="Slide Number Placeholder 5" svg:x="9.44767in" svg:y="7.12442in" svg:width="0.50775in" svg:height="0.3in" presentation:class="page-number" presentation:placeholder="false">
        <draw:text-box>
          <text:p text:style-name="a362" text:class-names="" text:cond-style-name=""><text:span text:style-name="a360" text:class-names=""><text:page-number style:num-format="1" text:fixed="false">‹N°›</text:page-number></text:span><text:span text:style-name="a361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5">
      <draw:frame draw:id="id67" draw:layer="Master1-bg" presentation:style-name="a368" draw:name="Vertical Title 1" svg:x="7.25in" svg:y="0.30035in" svg:width="2.25in" svg:height="6.39931in" presentation:class="title" presentation:placeholder="false">
        <draw:text-box>
          <text:p text:style-name="a367" text:class-names="" text:cond-style-name=""><text:span text:style-name="a366" text:class-names="">Click to edit Master title style</text:span></text:p>
        </draw:text-box>
        <svg:title/>
        <svg:desc/>
      </draw:frame>
      <draw:frame draw:id="id68" presentation:style-name="a384" draw:name="Vertical Text Placeholder 2" svg:x="0.5in" svg:y="0.30035in" svg:width="6.58333in" svg:height="6.39931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389" draw:name="Date Placeholder 3" svg:x="6.08333in" svg:y="7in" svg:width="3.28333in" svg:height="0.3in" presentation:class="date-time" presentation:placeholder="false">
        <draw:text-box>
          <text:p text:style-name="a388" text:class-names="" text:cond-style-name=""><text:span text:style-name="a385" text:class-names=""><text:date text:fixed="false" style:data-style-name="a386">10/23/2018</text:date></text:span><text:span text:style-name="a387" text:class-names=""/></text:p>
        </draw:text-box>
        <svg:title/>
        <svg:desc/>
      </draw:frame>
      <draw:frame draw:id="id70" presentation:style-name="a392" draw:name="Footer Placeholder 4" svg:x="1.41667in" svg:y="7in" svg:width="4.60659in" svg:height="0.3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71" presentation:style-name="a396" draw:name="Slide Number Placeholder 5" svg:x="9.44767in" svg:y="7.12442in" svg:width="0.50775in" svg:height="0.3in" presentation:class="page-number" presentation:placeholder="false">
        <draw:text-box>
          <text:p text:style-name="a395" text:class-names="" text:cond-style-name=""><text:span text:style-name="a393" text:class-names=""><text:page-number style:num-format="1" text:fixed="false">‹N°›</text:page-number></text:span><text:span text:style-name="a39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creation-date>2014-09-16T21:35:17Z</meta:creation-date>
    <dc:date>2018-10-23T20:22:53Z</dc:date>
    <meta:template xlink:href="Foundry" xlink:type="simple"/>
    <meta:editing-cycles>135</meta:editing-cycles>
    <meta:editing-duration>PT0S</meta:editing-duration>
    <meta:document-statistic meta:paragraph-count="0" meta:word-count="0"/>
  </office:meta>
</office:document-meta>
</file>